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_results_all_speeds" table:style-name="ta1">
        <table:shapes>
          <draw:frame draw:z-index="0" draw:name="All speeds" draw:style-name="gr1" draw:text-style-name="P1" svg:width="787.07pt" svg:height="539.09pt" svg:x="555.08pt" svg:y="18.82pt">
            <loext:p draw:notify-on-update-of-ranges="average_results_all_speeds.A1:average_results_all_speeds.A127 average_results_all_speeds.F1:average_results_all_speeds.F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82.36pt" svg:height="710.02pt" svg:x="561.34pt" svg:y="2758.71pt">
            <loext:p draw:notify-on-update-of-ranges="average_results_all_speeds.B1:average_results_all_speeds.B1 average_results_all_speeds.B2:average_results_all_speeds.B127 average_results_all_speeds.F1:average_results_all_speeds.F1 average_results_all_speeds.F2:average_results_all_speeds.F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87.83pt" svg:height="704.75pt" svg:x="558.2pt" svg:y="576.74pt">
            <loext:p draw:notify-on-update-of-ranges="average_results_all_speeds.A2:average_results_all_speeds.A43 average_results_all_speeds.F2:average_results_all_speeds.F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83.18pt" svg:height="716.8pt" svg:x="561.29pt" svg:y="1301.84pt">
            <loext:p draw:notify-on-update-of-ranges="average_results_all_speeds.A44:average_results_all_speeds.A85 average_results_all_speeds.F44:average_results_all_speeds.F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4.71pt" svg:height="682.89pt" svg:x="561.32pt" svg:y="2034.45pt">
            <loext:p draw:notify-on-update-of-ranges="average_results_all_speeds.A86:average_results_all_speeds.A127 average_results_all_speeds.F86:average_results_all_speeds.F1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83.18pt" svg:height="638.5pt" svg:x="634.28pt" svg:y="3492.68pt">
            <loext:p draw:notify-on-update-of-ranges="average_results_all_speeds.B1:average_results_all_speeds.B1 average_results_all_speeds.B2:average_results_all_speeds.B127 average_results_all_speeds.G1:average_results_all_speeds.G1 average_results_all_speeds.G2:average_results_all_speeds.G1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51.96pt" svg:height="673.88pt" svg:x="0pt" svg:y="2039.73pt">
            <loext:p draw:notify-on-update-of-ranges="average_results_all_speeds.A86:average_results_all_speeds.A127 average_results_all_speeds.H86:average_results_all_speeds.H1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24.22pt" svg:height="643.18pt" svg:x="0pt" svg:y="3494.38pt">
            <loext:p draw:notify-on-update-of-ranges="average_results_all_speeds.B44:average_results_all_speeds.B127 average_results_all_speeds.G44:average_results_all_speeds.G12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/s</text:p>
          </table:table-cell>
          <table:table-cell office:value-type="string" calcext:value-type="string">
            <text:p>#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_Time</text:p>
          </table:table-cell>
          <table:table-cell office:value-type="string" calcext:value-type="string">
            <text:p>Time/s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_Errors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0.106719477644" calcext:value-type="float">
            <text:p>0.1067194776</text:p>
          </table:table-cell>
          <table:table-cell table:formula="of:=[.A2]/[.E2]" office:value-type="float" office:value="0.395257324607407" calcext:value-type="float">
            <text:p>0.3952573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98543619" calcext:value-type="float">
            <text:p>0.1598543619</text:p>
          </table:table-cell>
          <table:table-cell table:formula="of:=[.F2]/[.E2]" office:value-type="float" office:value="0.592053192222222" calcext:value-type="float">
            <text:p>0.5920531922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212860637" calcext:value-type="float">
            <text:p>0.1072128606</text:p>
          </table:table-cell>
          <table:table-cell table:formula="of:=[.A3]/[.E3]" office:value-type="float" office:value="0.397084669025926" calcext:value-type="float">
            <text:p>0.3970846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3321207" calcext:value-type="float">
            <text:p>0.153321207</text:p>
          </table:table-cell>
          <table:table-cell table:formula="of:=[.F3]/[.E3]" office:value-type="float" office:value="0.567856322222222" calcext:value-type="float">
            <text:p>0.5678563222</text:p>
          </table:table-cell>
          <table:table-cell table:number-columns-repeated="2" office:value-type="float" office:value="0.0961538462" calcext:value-type="float">
            <text:p>0.0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904111249" calcext:value-type="float">
            <text:p>0.1089041112</text:p>
          </table:table-cell>
          <table:table-cell table:formula="of:=[.A4]/[.E4]" office:value-type="float" office:value="0.403348560181481" calcext:value-type="float">
            <text:p>0.40334856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4127718" calcext:value-type="float">
            <text:p>0.1414127718</text:p>
          </table:table-cell>
          <table:table-cell table:formula="of:=[.F4]/[.E4]" office:value-type="float" office:value="0.523751006666667" calcext:value-type="float">
            <text:p>0.5237510067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051902676" calcext:value-type="float">
            <text:p>0.1070519027</text:p>
          </table:table-cell>
          <table:table-cell table:formula="of:=[.A5]/[.E5]" office:value-type="float" office:value="0.39648852842963" calcext:value-type="float">
            <text:p>0.39648852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8658617" calcext:value-type="float">
            <text:p>0.1468658617</text:p>
          </table:table-cell>
          <table:table-cell table:formula="of:=[.F5]/[.E5]" office:value-type="float" office:value="0.543947635925926" calcext:value-type="float">
            <text:p>0.5439476359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327137574" calcext:value-type="float">
            <text:p>0.1073271376</text:p>
          </table:table-cell>
          <table:table-cell table:formula="of:=[.A6]/[.E6]" office:value-type="float" office:value="0.397507916940741" calcext:value-type="float">
            <text:p>0.3975079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27024024" calcext:value-type="float">
            <text:p>0.1527024024</text:p>
          </table:table-cell>
          <table:table-cell table:formula="of:=[.F6]/[.E6]" office:value-type="float" office:value="0.565564453333333" calcext:value-type="float">
            <text:p>0.5655644533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836787392" calcext:value-type="float">
            <text:p>0.1078367874</text:p>
          </table:table-cell>
          <table:table-cell table:formula="of:=[.A7]/[.E7]" office:value-type="float" office:value="0.399395508859259" calcext:value-type="float">
            <text:p>0.39939550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09183479" calcext:value-type="float">
            <text:p>0.1509183479</text:p>
          </table:table-cell>
          <table:table-cell table:formula="of:=[.F7]/[.E7]" office:value-type="float" office:value="0.558956844074074" calcext:value-type="float">
            <text:p>0.5589568441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913623776" calcext:value-type="float">
            <text:p>0.1069136238</text:p>
          </table:table-cell>
          <table:table-cell table:formula="of:=[.A8]/[.E8]" office:value-type="float" office:value="0.395976384355556" calcext:value-type="float">
            <text:p>0.39597638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190679" calcext:value-type="float">
            <text:p>0.1627190679</text:p>
          </table:table-cell>
          <table:table-cell table:formula="of:=[.F8]/[.E8]" office:value-type="float" office:value="0.602663214444444" calcext:value-type="float">
            <text:p>0.6026632144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216475251" calcext:value-type="float">
            <text:p>0.5392164753</text:p>
          </table:table-cell>
          <table:table-cell table:formula="of:=[.A9]/[.E9]" office:value-type="float" office:value="1.99709805648519" calcext:value-type="float">
            <text:p>1.997098056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00432688" calcext:value-type="float">
            <text:p>0.1500432688</text:p>
          </table:table-cell>
          <table:table-cell table:formula="of:=[.F9]/[.E9]" office:value-type="float" office:value="0.55571581037037" calcext:value-type="float">
            <text:p>0.555715810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027877987" calcext:value-type="float">
            <text:p>0.108027878</text:p>
          </table:table-cell>
          <table:table-cell table:formula="of:=[.A10]/[.E10]" office:value-type="float" office:value="0.400103251803704" calcext:value-type="float">
            <text:p>0.40010325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87232024" calcext:value-type="float">
            <text:p>0.1487232024</text:p>
          </table:table-cell>
          <table:table-cell table:formula="of:=[.F10]/[.E10]" office:value-type="float" office:value="0.550826675555556" calcext:value-type="float">
            <text:p>0.5508266756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389562589" calcext:value-type="float">
            <text:p>0.1043895626</text:p>
          </table:table-cell>
          <table:table-cell table:formula="of:=[.A11]/[.E11]" office:value-type="float" office:value="0.386628009588889" calcext:value-type="float">
            <text:p>0.386628009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69990778" calcext:value-type="float">
            <text:p>0.1669990778</text:p>
          </table:table-cell>
          <table:table-cell table:formula="of:=[.F11]/[.E11]" office:value-type="float" office:value="0.618515102962963" calcext:value-type="float">
            <text:p>0.618515103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025064546" calcext:value-type="float">
            <text:p>0.1030250645</text:p>
          </table:table-cell>
          <table:table-cell table:formula="of:=[.A12]/[.E12]" office:value-type="float" office:value="0.381574313133333" calcext:value-type="float">
            <text:p>0.381574313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1411713" calcext:value-type="float">
            <text:p>0.1691411713</text:p>
          </table:table-cell>
          <table:table-cell table:formula="of:=[.F12]/[.E12]" office:value-type="float" office:value="0.626448782592593" calcext:value-type="float">
            <text:p>0.626448782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915552379" calcext:value-type="float">
            <text:p>0.1029155524</text:p>
          </table:table-cell>
          <table:table-cell table:formula="of:=[.A13]/[.E13]" office:value-type="float" office:value="0.381168712514815" calcext:value-type="float">
            <text:p>0.38116871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82040999" calcext:value-type="float">
            <text:p>0.1682040999</text:p>
          </table:table-cell>
          <table:table-cell table:formula="of:=[.F13]/[.E13]" office:value-type="float" office:value="0.622978147777778" calcext:value-type="float">
            <text:p>0.6229781478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6519043313" calcext:value-type="float">
            <text:p>0.0966519043</text:p>
          </table:table-cell>
          <table:table-cell table:formula="of:=[.A14]/[.E14]" office:value-type="float" office:value="0.357970016041852" calcext:value-type="float">
            <text:p>0.3579700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631812097" calcext:value-type="float">
            <text:p>0.1631812097</text:p>
          </table:table-cell>
          <table:table-cell table:formula="of:=[.F14]/[.E14]" office:value-type="float" office:value="0.604374850740741" calcext:value-type="float">
            <text:p>0.604374850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0929149207" calcext:value-type="float">
            <text:p>0.0920929149</text:p>
          </table:table-cell>
          <table:table-cell table:formula="of:=[.A15]/[.E15]" office:value-type="float" office:value="0.341084870076667" calcext:value-type="float">
            <text:p>0.34108487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96187701" calcext:value-type="float">
            <text:p>0.1896187701</text:p>
          </table:table-cell>
          <table:table-cell table:formula="of:=[.F15]/[.E15]" office:value-type="float" office:value="0.702291741111111" calcext:value-type="float">
            <text:p>0.702291741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588170034" calcext:value-type="float">
            <text:p>0.10358817</text:p>
          </table:table-cell>
          <table:table-cell table:formula="of:=[.A16]/[.E16]" office:value-type="float" office:value="0.383659889014815" calcext:value-type="float">
            <text:p>0.38365988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66538986" calcext:value-type="float">
            <text:p>0.1666538986</text:p>
          </table:table-cell>
          <table:table-cell table:formula="of:=[.F16]/[.E16]" office:value-type="float" office:value="0.617236661481481" calcext:value-type="float">
            <text:p>0.6172366615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078932605" calcext:value-type="float">
            <text:p>0.1020789326</text:p>
          </table:table-cell>
          <table:table-cell table:formula="of:=[.A17]/[.E17]" office:value-type="float" office:value="0.378070120759259" calcext:value-type="float">
            <text:p>0.378070120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178988" calcext:value-type="float">
            <text:p>0.1457178988</text:p>
          </table:table-cell>
          <table:table-cell table:formula="of:=[.F17]/[.E17]" office:value-type="float" office:value="0.539695921481481" calcext:value-type="float">
            <text:p>0.5396959215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75536509" calcext:value-type="float">
            <text:p>0.1024755365</text:p>
          </table:table-cell>
          <table:table-cell table:formula="of:=[.A18]/[.E18]" office:value-type="float" office:value="0.379539024107407" calcext:value-type="float">
            <text:p>0.379539024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901775" calcext:value-type="float">
            <text:p>0.1627901775</text:p>
          </table:table-cell>
          <table:table-cell table:formula="of:=[.F18]/[.E18]" office:value-type="float" office:value="0.602926583333333" calcext:value-type="float">
            <text:p>0.6029265833</text:p>
          </table:table-cell>
          <table:table-cell table:number-columns-repeated="2" office:value-type="float" office:value="0.4230769231" calcext:value-type="float">
            <text:p>0.4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7074403434" calcext:value-type="float">
            <text:p>0.0927074403</text:p>
          </table:table-cell>
          <table:table-cell table:formula="of:=[.A19]/[.E19]" office:value-type="float" office:value="0.343360890160741" calcext:value-type="float">
            <text:p>0.343360890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93549917" calcext:value-type="float">
            <text:p>0.193549917</text:p>
          </table:table-cell>
          <table:table-cell table:formula="of:=[.F19]/[.E19]" office:value-type="float" office:value="0.716851544444444" calcext:value-type="float">
            <text:p>0.716851544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0972944857" calcext:value-type="float">
            <text:p>0.0880972945</text:p>
          </table:table-cell>
          <table:table-cell table:formula="of:=[.A20]/[.E20]" office:value-type="float" office:value="0.326286275872963" calcext:value-type="float">
            <text:p>0.326286275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92021607" calcext:value-type="float">
            <text:p>0.192021607</text:p>
          </table:table-cell>
          <table:table-cell table:formula="of:=[.F20]/[.E20]" office:value-type="float" office:value="0.711191137037037" calcext:value-type="float">
            <text:p>0.711191137</text:p>
          </table:table-cell>
          <table:table-cell table:number-columns-repeated="2" office:value-type="float" office:value="0.8076923077" calcext:value-type="float">
            <text:p>0.8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578272969" calcext:value-type="float">
            <text:p>0.076578273</text:p>
          </table:table-cell>
          <table:table-cell table:formula="of:=[.A21]/[.E21]" office:value-type="float" office:value="0.283623233218518" calcext:value-type="float">
            <text:p>0.283623233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2019152025" calcext:value-type="float">
            <text:p>0.2019152025</text:p>
          </table:table-cell>
          <table:table-cell table:formula="of:=[.F21]/[.E21]" office:value-type="float" office:value="0.747834083333333" calcext:value-type="float">
            <text:p>0.7478340833</text:p>
          </table:table-cell>
          <table:table-cell table:number-columns-repeated="2" office:value-type="float" office:value="0.6923076923" calcext:value-type="float">
            <text:p>0.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9422576592" calcext:value-type="float">
            <text:p>0.0699422577</text:p>
          </table:table-cell>
          <table:table-cell table:formula="of:=[.A22]/[.E22]" office:value-type="float" office:value="0.259045398737778" calcext:value-type="float">
            <text:p>0.25904539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23593898" calcext:value-type="float">
            <text:p>0.1823593898</text:p>
          </table:table-cell>
          <table:table-cell table:formula="of:=[.F22]/[.E22]" office:value-type="float" office:value="0.675405147407407" calcext:value-type="float">
            <text:p>0.675405147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705961984" calcext:value-type="float">
            <text:p>0.105705962</text:p>
          </table:table-cell>
          <table:table-cell table:formula="of:=[.A23]/[.E23]" office:value-type="float" office:value="0.391503562903704" calcext:value-type="float">
            <text:p>0.391503562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60900956" calcext:value-type="float">
            <text:p>0.1560900956</text:p>
          </table:table-cell>
          <table:table-cell table:formula="of:=[.F23]/[.E23]" office:value-type="float" office:value="0.578111465185185" calcext:value-type="float">
            <text:p>0.5781114652</text:p>
          </table:table-cell>
          <table:table-cell table:number-columns-repeated="2" office:value-type="float" office:value="0.1538461538" calcext:value-type="float">
            <text:p>0.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9047814505" calcext:value-type="float">
            <text:p>0.0999047815</text:p>
          </table:table-cell>
          <table:table-cell table:formula="of:=[.A24]/[.E24]" office:value-type="float" office:value="0.370017709075926" calcext:value-type="float">
            <text:p>0.370017709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93679481" calcext:value-type="float">
            <text:p>0.1593679481</text:p>
          </table:table-cell>
          <table:table-cell table:formula="of:=[.F24]/[.E24]" office:value-type="float" office:value="0.59025165962963" calcext:value-type="float">
            <text:p>0.5902516596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557859526" calcext:value-type="float">
            <text:p>0.0855578595</text:p>
          </table:table-cell>
          <table:table-cell table:formula="of:=[.A25]/[.E25]" office:value-type="float" office:value="0.316880961207407" calcext:value-type="float">
            <text:p>0.31688096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97245029" calcext:value-type="float">
            <text:p>0.1797245029</text:p>
          </table:table-cell>
          <table:table-cell table:formula="of:=[.F25]/[.E25]" office:value-type="float" office:value="0.665646307037037" calcext:value-type="float">
            <text:p>0.66564630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3130887492" calcext:value-type="float">
            <text:p>0.0783130887</text:p>
          </table:table-cell>
          <table:table-cell table:formula="of:=[.A26]/[.E26]" office:value-type="float" office:value="0.290048476848889" calcext:value-type="float">
            <text:p>0.290048476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05751022" calcext:value-type="float">
            <text:p>0.1805751022</text:p>
          </table:table-cell>
          <table:table-cell table:formula="of:=[.F26]/[.E26]" office:value-type="float" office:value="0.668796674814815" calcext:value-type="float">
            <text:p>0.6687966748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9839586168" calcext:value-type="float">
            <text:p>0.0769839586</text:p>
          </table:table-cell>
          <table:table-cell table:formula="of:=[.A27]/[.E27]" office:value-type="float" office:value="0.285125772654815" calcext:value-type="float">
            <text:p>0.285125772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064054733" calcext:value-type="float">
            <text:p>0.2064054733</text:p>
          </table:table-cell>
          <table:table-cell table:formula="of:=[.F27]/[.E27]" office:value-type="float" office:value="0.764464715925926" calcext:value-type="float">
            <text:p>0.764464715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7375549058" calcext:value-type="float">
            <text:p>0.0597375549</text:p>
          </table:table-cell>
          <table:table-cell table:formula="of:=[.A28]/[.E28]" office:value-type="float" office:value="0.221250203354815" calcext:value-type="float">
            <text:p>0.221250203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81288801" calcext:value-type="float">
            <text:p>0.1581288801</text:p>
          </table:table-cell>
          <table:table-cell table:formula="of:=[.F28]/[.E28]" office:value-type="float" office:value="0.585662518888889" calcext:value-type="float">
            <text:p>0.5856625189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2842443415" calcext:value-type="float">
            <text:p>0.0542842443</text:p>
          </table:table-cell>
          <table:table-cell table:formula="of:=[.A29]/[.E29]" office:value-type="float" office:value="0.20105275682037" calcext:value-type="float">
            <text:p>0.201052756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02221" calcext:value-type="float">
            <text:p>0.166102221</text:p>
          </table:table-cell>
          <table:table-cell table:formula="of:=[.F29]/[.E29]" office:value-type="float" office:value="0.615193411111111" calcext:value-type="float">
            <text:p>0.615193411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75995519" calcext:value-type="float">
            <text:p>0.0977599552</text:p>
          </table:table-cell>
          <table:table-cell table:formula="of:=[.A30]/[.E30]" office:value-type="float" office:value="0.362073908111111" calcext:value-type="float">
            <text:p>0.362073908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0417553" calcext:value-type="float">
            <text:p>0.160417553</text:p>
          </table:table-cell>
          <table:table-cell table:formula="of:=[.F30]/[.E30]" office:value-type="float" office:value="0.594139085185185" calcext:value-type="float">
            <text:p>0.594139085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1559396086" calcext:value-type="float">
            <text:p>0.0991559396</text:p>
          </table:table-cell>
          <table:table-cell table:formula="of:=[.A31]/[.E31]" office:value-type="float" office:value="0.367244220772593" calcext:value-type="float">
            <text:p>0.36724422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772768" calcext:value-type="float">
            <text:p>0.1661772768</text:p>
          </table:table-cell>
          <table:table-cell table:formula="of:=[.F31]/[.E31]" office:value-type="float" office:value="0.615471395555556" calcext:value-type="float">
            <text:p>0.615471395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5068257525" calcext:value-type="float">
            <text:p>0.0855068258</text:p>
          </table:table-cell>
          <table:table-cell table:formula="of:=[.A32]/[.E32]" office:value-type="float" office:value="0.316691947231481" calcext:value-type="float">
            <text:p>0.316691947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972485239" calcext:value-type="float">
            <text:p>0.1972485239</text:p>
          </table:table-cell>
          <table:table-cell table:formula="of:=[.F32]/[.E32]" office:value-type="float" office:value="0.730550088518518" calcext:value-type="float">
            <text:p>0.7305500885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920965214" calcext:value-type="float">
            <text:p>0.0649209652</text:p>
          </table:table-cell>
          <table:table-cell table:formula="of:=[.A33]/[.E33]" office:value-type="float" office:value="0.240448019311111" calcext:value-type="float">
            <text:p>0.2404480193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22972107" calcext:value-type="float">
            <text:p>0.1822972107</text:p>
          </table:table-cell>
          <table:table-cell table:formula="of:=[.F33]/[.E33]" office:value-type="float" office:value="0.675174854444444" calcext:value-type="float">
            <text:p>0.6751748544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8627088658" calcext:value-type="float">
            <text:p>0.0538627089</text:p>
          </table:table-cell>
          <table:table-cell table:formula="of:=[.A34]/[.E34]" office:value-type="float" office:value="0.199491514317778" calcext:value-type="float">
            <text:p>0.1994915143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74267626" calcext:value-type="float">
            <text:p>0.1574267626</text:p>
          </table:table-cell>
          <table:table-cell table:formula="of:=[.F34]/[.E34]" office:value-type="float" office:value="0.583062083703704" calcext:value-type="float">
            <text:p>0.583062083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5457991065" calcext:value-type="float">
            <text:p>0.0485457991</text:p>
          </table:table-cell>
          <table:table-cell table:formula="of:=[.A35]/[.E35]" office:value-type="float" office:value="0.17979925595" calcext:value-type="float">
            <text:p>0.17979925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12312122" calcext:value-type="float">
            <text:p>0.1512312122</text:p>
          </table:table-cell>
          <table:table-cell table:formula="of:=[.F35]/[.E35]" office:value-type="float" office:value="0.560115600740741" calcext:value-type="float">
            <text:p>0.5601156007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8372438916" calcext:value-type="float">
            <text:p>0.0428372439</text:p>
          </table:table-cell>
          <table:table-cell table:formula="of:=[.A36]/[.E36]" office:value-type="float" office:value="0.158656458857778" calcext:value-type="float">
            <text:p>0.1586564589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99993579" calcext:value-type="float">
            <text:p>0.1699993579</text:p>
          </table:table-cell>
          <table:table-cell table:formula="of:=[.F36]/[.E36]" office:value-type="float" office:value="0.629627251481481" calcext:value-type="float">
            <text:p>0.6296272515</text:p>
          </table:table-cell>
          <table:table-cell table:number-columns-repeated="2" office:value-type="float" office:value="0.3076923077" calcext:value-type="float">
            <text:p>0.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1463530421" calcext:value-type="float">
            <text:p>0.098146353</text:p>
          </table:table-cell>
          <table:table-cell table:formula="of:=[.A37]/[.E37]" office:value-type="float" office:value="0.363505011267037" calcext:value-type="float">
            <text:p>0.363505011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736741921" calcext:value-type="float">
            <text:p>0.1736741921</text:p>
          </table:table-cell>
          <table:table-cell table:formula="of:=[.F37]/[.E37]" office:value-type="float" office:value="0.643237748518519" calcext:value-type="float">
            <text:p>0.6432377485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0019989063" calcext:value-type="float">
            <text:p>0.0810019989</text:p>
          </table:table-cell>
          <table:table-cell table:formula="of:=[.A38]/[.E38]" office:value-type="float" office:value="0.300007403356667" calcext:value-type="float">
            <text:p>0.300007403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946337945" calcext:value-type="float">
            <text:p>0.1946337945</text:p>
          </table:table-cell>
          <table:table-cell table:formula="of:=[.F38]/[.E38]" office:value-type="float" office:value="0.720865905555556" calcext:value-type="float">
            <text:p>0.720865905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1640393368" calcext:value-type="float">
            <text:p>0.0781640393</text:p>
          </table:table-cell>
          <table:table-cell table:formula="of:=[.A39]/[.E39]" office:value-type="float" office:value="0.289496441988148" calcext:value-type="float">
            <text:p>0.28949644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43476195" calcext:value-type="float">
            <text:p>0.1743476195</text:p>
          </table:table-cell>
          <table:table-cell table:formula="of:=[.F39]/[.E39]" office:value-type="float" office:value="0.645731924074074" calcext:value-type="float">
            <text:p>0.64573192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5031450721" calcext:value-type="float">
            <text:p>0.0525031451</text:p>
          </table:table-cell>
          <table:table-cell table:formula="of:=[.A40]/[.E40]" office:value-type="float" office:value="0.19445609285963" calcext:value-type="float">
            <text:p>0.194456092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8197637" calcext:value-type="float">
            <text:p>0.1698197637</text:p>
          </table:table-cell>
          <table:table-cell table:formula="of:=[.F40]/[.E40]" office:value-type="float" office:value="0.628962087777778" calcext:value-type="float">
            <text:p>0.628962087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5313781279" calcext:value-type="float">
            <text:p>0.0495313781</text:p>
          </table:table-cell>
          <table:table-cell table:formula="of:=[.A41]/[.E41]" office:value-type="float" office:value="0.183449548621852" calcext:value-type="float">
            <text:p>0.1834495486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5647707" calcext:value-type="float">
            <text:p>0.165647707</text:p>
          </table:table-cell>
          <table:table-cell table:formula="of:=[.F41]/[.E41]" office:value-type="float" office:value="0.613510025925926" calcext:value-type="float">
            <text:p>0.6135100259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2825089142" calcext:value-type="float">
            <text:p>0.0372825089</text:p>
          </table:table-cell>
          <table:table-cell table:formula="of:=[.A42]/[.E42]" office:value-type="float" office:value="0.138083366348889" calcext:value-type="float">
            <text:p>0.138083366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475380691" calcext:value-type="float">
            <text:p>0.1475380691</text:p>
          </table:table-cell>
          <table:table-cell table:formula="of:=[.F42]/[.E42]" office:value-type="float" office:value="0.546437292962963" calcext:value-type="float">
            <text:p>0.546437293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908687713" calcext:value-type="float">
            <text:p>0.0297908688</text:p>
          </table:table-cell>
          <table:table-cell table:formula="of:=[.A43]/[.E43]" office:value-type="float" office:value="0.110336551004815" calcext:value-type="float">
            <text:p>0.110336551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010725" calcext:value-type="float">
            <text:p>0.1457010725</text:p>
          </table:table-cell>
          <table:table-cell table:formula="of:=[.F43]/[.E43]" office:value-type="float" office:value="0.539633601851852" calcext:value-type="float">
            <text:p>0.5396336019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687873048" calcext:value-type="float">
            <text:p>0.213687873</text:p>
          </table:table-cell>
          <table:table-cell table:formula="of:=[.A44]/[.E44]" office:value-type="float" office:value="0.395718283422222" calcext:value-type="float">
            <text:p>0.3957182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" calcext:value-type="float">
            <text:p>0.1589674502</text:p>
          </table:table-cell>
          <table:table-cell table:formula="of:=[.F44]/[.E44]" office:value-type="float" office:value="0.294384167037037" calcext:value-type="float">
            <text:p>0.29438416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134300349" calcext:value-type="float">
            <text:p>0.2141343003</text:p>
          </table:table-cell>
          <table:table-cell table:formula="of:=[.A45]/[.E45]" office:value-type="float" office:value="0.396545000646296" calcext:value-type="float">
            <text:p>0.396545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" calcext:value-type="float">
            <text:p>0.1664109603</text:p>
          </table:table-cell>
          <table:table-cell table:formula="of:=[.F45]/[.E45]" office:value-type="float" office:value="0.308168445" calcext:value-type="float">
            <text:p>0.308168445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468568614" calcext:value-type="float">
            <text:p>0.2154685686</text:p>
          </table:table-cell>
          <table:table-cell table:formula="of:=[.A46]/[.E46]" office:value-type="float" office:value="0.399015867803704" calcext:value-type="float">
            <text:p>0.39901586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" calcext:value-type="float">
            <text:p>0.1579157279</text:p>
          </table:table-cell>
          <table:table-cell table:formula="of:=[.F46]/[.E46]" office:value-type="float" office:value="0.292436533148148" calcext:value-type="float">
            <text:p>0.2924365331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466812296" calcext:value-type="float">
            <text:p>0.2154668123</text:p>
          </table:table-cell>
          <table:table-cell table:formula="of:=[.A47]/[.E47]" office:value-type="float" office:value="0.399012615362963" calcext:value-type="float">
            <text:p>0.39901261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1" calcext:value-type="float">
            <text:p>0.161266261</text:p>
          </table:table-cell>
          <table:table-cell table:formula="of:=[.F47]/[.E47]" office:value-type="float" office:value="0.298641224074074" calcext:value-type="float">
            <text:p>0.29864122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195698548" calcext:value-type="float">
            <text:p>0.2131956985</text:p>
          </table:table-cell>
          <table:table-cell table:formula="of:=[.A48]/[.E48]" office:value-type="float" office:value="0.394806849162963" calcext:value-type="float">
            <text:p>0.39480684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6" calcext:value-type="float">
            <text:p>0.1704129716</text:p>
          </table:table-cell>
          <table:table-cell table:formula="of:=[.F48]/[.E48]" office:value-type="float" office:value="0.315579577037037" calcext:value-type="float">
            <text:p>0.315579577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073702227" calcext:value-type="float">
            <text:p>0.2100737022</text:p>
          </table:table-cell>
          <table:table-cell table:formula="of:=[.A49]/[.E49]" office:value-type="float" office:value="0.389025374494444" calcext:value-type="float">
            <text:p>0.38902537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1" calcext:value-type="float">
            <text:p>0.1584676971</text:p>
          </table:table-cell>
          <table:table-cell table:formula="of:=[.F49]/[.E49]" office:value-type="float" office:value="0.293458698333333" calcext:value-type="float">
            <text:p>0.293458698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299656472" calcext:value-type="float">
            <text:p>0.2132996565</text:p>
          </table:table-cell>
          <table:table-cell table:formula="of:=[.A50]/[.E50]" office:value-type="float" office:value="0.394999363837037" calcext:value-type="float">
            <text:p>0.39499936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7" calcext:value-type="float">
            <text:p>0.156329497</text:p>
          </table:table-cell>
          <table:table-cell table:formula="of:=[.F50]/[.E50]" office:value-type="float" office:value="0.289499068518518" calcext:value-type="float">
            <text:p>0.2894990685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397799098" calcext:value-type="float">
            <text:p>0.2083977991</text:p>
          </table:table-cell>
          <table:table-cell table:formula="of:=[.A51]/[.E51]" office:value-type="float" office:value="0.385921850181481" calcext:value-type="float">
            <text:p>0.38592185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5" calcext:value-type="float">
            <text:p>0.181766435</text:p>
          </table:table-cell>
          <table:table-cell table:formula="of:=[.F51]/[.E51]" office:value-type="float" office:value="0.336604509259259" calcext:value-type="float">
            <text:p>0.3366045093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61711668" calcext:value-type="float">
            <text:p>0.2146171167</text:p>
          </table:table-cell>
          <table:table-cell table:formula="of:=[.A52]/[.E52]" office:value-type="float" office:value="0.397439104962963" calcext:value-type="float">
            <text:p>0.39743910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" calcext:value-type="float">
            <text:p>0.1760956864</text:p>
          </table:table-cell>
          <table:table-cell table:formula="of:=[.F52]/[.E52]" office:value-type="float" office:value="0.326103122962963" calcext:value-type="float">
            <text:p>0.326103123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404442105" calcext:value-type="float">
            <text:p>0.2084044421</text:p>
          </table:table-cell>
          <table:table-cell table:formula="of:=[.A53]/[.E53]" office:value-type="float" office:value="0.385934152046296" calcext:value-type="float">
            <text:p>0.3859341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5" calcext:value-type="float">
            <text:p>0.2074964635</text:p>
          </table:table-cell>
          <table:table-cell table:formula="of:=[.F53]/[.E53]" office:value-type="float" office:value="0.384252710185185" calcext:value-type="float">
            <text:p>0.3842527102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084713169" calcext:value-type="float">
            <text:p>0.2070847132</text:p>
          </table:table-cell>
          <table:table-cell table:formula="of:=[.A54]/[.E54]" office:value-type="float" office:value="0.383490209572222" calcext:value-type="float">
            <text:p>0.383490209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" calcext:value-type="float">
            <text:p>0.2212036273</text:p>
          </table:table-cell>
          <table:table-cell table:formula="of:=[.F54]/[.E54]" office:value-type="float" office:value="0.409636346851852" calcext:value-type="float">
            <text:p>0.4096363469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815043268" calcext:value-type="float">
            <text:p>0.2028150433</text:p>
          </table:table-cell>
          <table:table-cell table:formula="of:=[.A55]/[.E55]" office:value-type="float" office:value="0.375583413459259" calcext:value-type="float">
            <text:p>0.375583413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3" calcext:value-type="float">
            <text:p>0.1766290453</text:p>
          </table:table-cell>
          <table:table-cell table:formula="of:=[.F55]/[.E55]" office:value-type="float" office:value="0.32709082462963" calcext:value-type="float">
            <text:p>0.3270908246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470681861" calcext:value-type="float">
            <text:p>0.1974706819</text:p>
          </table:table-cell>
          <table:table-cell table:formula="of:=[.A56]/[.E56]" office:value-type="float" office:value="0.365686447890741" calcext:value-type="float">
            <text:p>0.365686447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" calcext:value-type="float">
            <text:p>0.2409115505</text:p>
          </table:table-cell>
          <table:table-cell table:formula="of:=[.F56]/[.E56]" office:value-type="float" office:value="0.446132500925926" calcext:value-type="float">
            <text:p>0.4461325009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392825235" calcext:value-type="float">
            <text:p>0.1923928252</text:p>
          </table:table-cell>
          <table:table-cell table:formula="of:=[.A57]/[.E57]" office:value-type="float" office:value="0.356283009694444" calcext:value-type="float">
            <text:p>0.356283009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" calcext:value-type="float">
            <text:p>0.2569343784</text:p>
          </table:table-cell>
          <table:table-cell table:formula="of:=[.F57]/[.E57]" office:value-type="float" office:value="0.475804404444444" calcext:value-type="float">
            <text:p>0.4758044044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13051482155" calcext:value-type="float">
            <text:p>0.2130514822</text:p>
          </table:table-cell>
          <table:table-cell table:formula="of:=[.A58]/[.E58]" office:value-type="float" office:value="0.394539781768518" calcext:value-type="float">
            <text:p>0.394539781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7" calcext:value-type="float">
            <text:p>0.1630266817</text:p>
          </table:table-cell>
          <table:table-cell table:formula="of:=[.F58]/[.E58]" office:value-type="float" office:value="0.301901262407407" calcext:value-type="float">
            <text:p>0.3019012624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217152762" calcext:value-type="float">
            <text:p>0.2092171528</text:p>
          </table:table-cell>
          <table:table-cell table:formula="of:=[.A59]/[.E59]" office:value-type="float" office:value="0.387439171781481" calcext:value-type="float">
            <text:p>0.387439171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1" calcext:value-type="float">
            <text:p>0.1947942881</text:p>
          </table:table-cell>
          <table:table-cell table:formula="of:=[.F59]/[.E59]" office:value-type="float" office:value="0.360730163148148" calcext:value-type="float">
            <text:p>0.360730163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202010118733" calcext:value-type="float">
            <text:p>0.2020101187</text:p>
          </table:table-cell>
          <table:table-cell table:formula="of:=[.A60]/[.E60]" office:value-type="float" office:value="0.374092812468518" calcext:value-type="float">
            <text:p>0.37409281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" calcext:value-type="float">
            <text:p>0.2377042154</text:p>
          </table:table-cell>
          <table:table-cell table:formula="of:=[.F60]/[.E60]" office:value-type="float" office:value="0.440192991481481" calcext:value-type="float">
            <text:p>0.4401929915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87139084862" calcext:value-type="float">
            <text:p>0.1871390849</text:p>
          </table:table-cell>
          <table:table-cell table:formula="of:=[.A61]/[.E61]" office:value-type="float" office:value="0.346553860855555" calcext:value-type="float">
            <text:p>0.34655386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8" calcext:value-type="float">
            <text:p>0.3327196878</text:p>
          </table:table-cell>
          <table:table-cell table:formula="of:=[.F61]/[.E61]" office:value-type="float" office:value="0.61614757" calcext:value-type="float">
            <text:p>0.61614757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73732385217" calcext:value-type="float">
            <text:p>0.1737323852</text:p>
          </table:table-cell>
          <table:table-cell table:formula="of:=[.A62]/[.E62]" office:value-type="float" office:value="0.321726639290741" calcext:value-type="float">
            <text:p>0.321726639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" calcext:value-type="float">
            <text:p>0.3414605781</text:p>
          </table:table-cell>
          <table:table-cell table:formula="of:=[.F62]/[.E62]" office:value-type="float" office:value="0.632334403888889" calcext:value-type="float">
            <text:p>0.6323344039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57187689207" calcext:value-type="float">
            <text:p>0.1571876892</text:p>
          </table:table-cell>
          <table:table-cell table:formula="of:=[.A63]/[.E63]" office:value-type="float" office:value="0.291088313346296" calcext:value-type="float">
            <text:p>0.291088313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" calcext:value-type="float">
            <text:p>0.4348073392</text:p>
          </table:table-cell>
          <table:table-cell table:formula="of:=[.F63]/[.E63]" office:value-type="float" office:value="0.805198776296296" calcext:value-type="float">
            <text:p>0.8051987763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0.143195766548" calcext:value-type="float">
            <text:p>0.1431957665</text:p>
          </table:table-cell>
          <table:table-cell table:formula="of:=[.A64]/[.E64]" office:value-type="float" office:value="0.265177345459259" calcext:value-type="float">
            <text:p>0.26517734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1" calcext:value-type="float">
            <text:p>0.3278551961</text:p>
          </table:table-cell>
          <table:table-cell table:formula="of:=[.F64]/[.E64]" office:value-type="float" office:value="0.607139252037037" calcext:value-type="float">
            <text:p>0.607139252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21127902987" calcext:value-type="float">
            <text:p>0.2112790299</text:p>
          </table:table-cell>
          <table:table-cell table:formula="of:=[.A65]/[.E65]" office:value-type="float" office:value="0.391257462722222" calcext:value-type="float">
            <text:p>0.39125746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4" calcext:value-type="float">
            <text:p>0.1894307474</text:p>
          </table:table-cell>
          <table:table-cell table:formula="of:=[.F65]/[.E65]" office:value-type="float" office:value="0.35079768037037" calcext:value-type="float">
            <text:p>0.3507976804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128154567" calcext:value-type="float">
            <text:p>0.1951281546</text:p>
          </table:table-cell>
          <table:table-cell table:formula="of:=[.A66]/[.E66]" office:value-type="float" office:value="0.361348434383333" calcext:value-type="float">
            <text:p>0.361348434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8" calcext:value-type="float">
            <text:p>0.2322356958</text:p>
          </table:table-cell>
          <table:table-cell table:formula="of:=[.F66]/[.E66]" office:value-type="float" office:value="0.430066103333333" calcext:value-type="float">
            <text:p>0.4300661033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85182803557" calcext:value-type="float">
            <text:p>0.1851828036</text:p>
          </table:table-cell>
          <table:table-cell table:formula="of:=[.A67]/[.E67]" office:value-type="float" office:value="0.342931117698148" calcext:value-type="float">
            <text:p>0.342931117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" calcext:value-type="float">
            <text:p>0.3059389724</text:p>
          </table:table-cell>
          <table:table-cell table:formula="of:=[.F67]/[.E67]" office:value-type="float" office:value="0.566553652592593" calcext:value-type="float">
            <text:p>0.5665536526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64789964374" calcext:value-type="float">
            <text:p>0.1647899644</text:p>
          </table:table-cell>
          <table:table-cell table:formula="of:=[.A68]/[.E68]" office:value-type="float" office:value="0.305166600692593" calcext:value-type="float">
            <text:p>0.305166600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" calcext:value-type="float">
            <text:p>0.3001245934</text:p>
          </table:table-cell>
          <table:table-cell table:formula="of:=[.F68]/[.E68]" office:value-type="float" office:value="0.555786284074074" calcext:value-type="float">
            <text:p>0.5557862841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49706551024" calcext:value-type="float">
            <text:p>0.149706551</text:p>
          </table:table-cell>
          <table:table-cell table:formula="of:=[.A69]/[.E69]" office:value-type="float" office:value="0.277234353748148" calcext:value-type="float">
            <text:p>0.277234353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" calcext:value-type="float">
            <text:p>0.3541234032</text:p>
          </table:table-cell>
          <table:table-cell table:formula="of:=[.F69]/[.E69]" office:value-type="float" office:value="0.65578408" calcext:value-type="float">
            <text:p>0.65578408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124483766026" calcext:value-type="float">
            <text:p>0.124483766</text:p>
          </table:table-cell>
          <table:table-cell table:formula="of:=[.A70]/[.E70]" office:value-type="float" office:value="0.230525492640741" calcext:value-type="float">
            <text:p>0.230525492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" calcext:value-type="float">
            <text:p>0.3279028276</text:p>
          </table:table-cell>
          <table:table-cell table:formula="of:=[.F70]/[.E70]" office:value-type="float" office:value="0.607227458518518" calcext:value-type="float">
            <text:p>0.6072274585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117127125255" calcext:value-type="float">
            <text:p>0.1171271253</text:p>
          </table:table-cell>
          <table:table-cell table:formula="of:=[.A71]/[.E71]" office:value-type="float" office:value="0.216902083805556" calcext:value-type="float">
            <text:p>0.216902083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6" calcext:value-type="float">
            <text:p>0.2744268136</text:p>
          </table:table-cell>
          <table:table-cell table:formula="of:=[.F71]/[.E71]" office:value-type="float" office:value="0.508197802962963" calcext:value-type="float">
            <text:p>0.508197803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208443804697" calcext:value-type="float">
            <text:p>0.2084438047</text:p>
          </table:table-cell>
          <table:table-cell table:formula="of:=[.A72]/[.E72]" office:value-type="float" office:value="0.386007045735185" calcext:value-type="float">
            <text:p>0.386007045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" calcext:value-type="float">
            <text:p>0.1879310127</text:p>
          </table:table-cell>
          <table:table-cell table:formula="of:=[.F72]/[.E72]" office:value-type="float" office:value="0.348020393888889" calcext:value-type="float">
            <text:p>0.3480203939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89572674239" calcext:value-type="float">
            <text:p>0.1895726742</text:p>
          </table:table-cell>
          <table:table-cell table:formula="of:=[.A73]/[.E73]" office:value-type="float" office:value="0.35106050785" calcext:value-type="float">
            <text:p>0.351060507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7" calcext:value-type="float">
            <text:p>0.3483739607</text:p>
          </table:table-cell>
          <table:table-cell table:formula="of:=[.F73]/[.E73]" office:value-type="float" office:value="0.645136964259259" calcext:value-type="float">
            <text:p>0.6451369643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61555071315" calcext:value-type="float">
            <text:p>0.1615550713</text:p>
          </table:table-cell>
          <table:table-cell table:formula="of:=[.A74]/[.E74]" office:value-type="float" office:value="0.299176057990741" calcext:value-type="float">
            <text:p>0.2991760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7" calcext:value-type="float">
            <text:p>0.4778661357</text:p>
          </table:table-cell>
          <table:table-cell table:formula="of:=[.F74]/[.E74]" office:value-type="float" office:value="0.884937288333333" calcext:value-type="float">
            <text:p>0.8849372883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39886084548" calcext:value-type="float">
            <text:p>0.1398860845</text:p>
          </table:table-cell>
          <table:table-cell table:formula="of:=[.A75]/[.E75]" office:value-type="float" office:value="0.259048304718518" calcext:value-type="float">
            <text:p>0.259048304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9" calcext:value-type="float">
            <text:p>0.3379406349</text:p>
          </table:table-cell>
          <table:table-cell table:formula="of:=[.F75]/[.E75]" office:value-type="float" office:value="0.625815990555556" calcext:value-type="float">
            <text:p>0.6258159906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24787608128" calcext:value-type="float">
            <text:p>0.1247876081</text:p>
          </table:table-cell>
          <table:table-cell table:formula="of:=[.A76]/[.E76]" office:value-type="float" office:value="0.2310881632" calcext:value-type="float">
            <text:p>0.2310881632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3" calcext:value-type="float">
            <text:p>0.3375362663</text:p>
          </table:table-cell>
          <table:table-cell table:formula="of:=[.F76]/[.E76]" office:value-type="float" office:value="0.625067159814815" calcext:value-type="float">
            <text:p>0.6250671598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06002594541" calcext:value-type="float">
            <text:p>0.1060025945</text:p>
          </table:table-cell>
          <table:table-cell table:formula="of:=[.A77]/[.E77]" office:value-type="float" office:value="0.196301101001852" calcext:value-type="float">
            <text:p>0.19630110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5" calcext:value-type="float">
            <text:p>0.1858160155</text:p>
          </table:table-cell>
          <table:table-cell table:formula="of:=[.F77]/[.E77]" office:value-type="float" office:value="0.344103732407407" calcext:value-type="float">
            <text:p>0.344103732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3055497262" calcext:value-type="float">
            <text:p>0.0913055497</text:p>
          </table:table-cell>
          <table:table-cell table:formula="of:=[.A78]/[.E78]" office:value-type="float" office:value="0.169084351344815" calcext:value-type="float">
            <text:p>0.169084351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8" calcext:value-type="float">
            <text:p>0.1972447558</text:p>
          </table:table-cell>
          <table:table-cell table:formula="of:=[.F78]/[.E78]" office:value-type="float" office:value="0.365268066296296" calcext:value-type="float">
            <text:p>0.3652680663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339618258" calcext:value-type="float">
            <text:p>0.2043396183</text:p>
          </table:table-cell>
          <table:table-cell table:formula="of:=[.A79]/[.E79]" office:value-type="float" office:value="0.378406700477778" calcext:value-type="float">
            <text:p>0.378406700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7" calcext:value-type="float">
            <text:p>0.2485489177</text:p>
          </table:table-cell>
          <table:table-cell table:formula="of:=[.F79]/[.E79]" office:value-type="float" office:value="0.460275773518519" calcext:value-type="float">
            <text:p>0.4602757735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159705184925" calcext:value-type="float">
            <text:p>0.1597051849</text:p>
          </table:table-cell>
          <table:table-cell table:formula="of:=[.A80]/[.E80]" office:value-type="float" office:value="0.295750342453704" calcext:value-type="float">
            <text:p>0.295750342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8" calcext:value-type="float">
            <text:p>0.4775565538</text:p>
          </table:table-cell>
          <table:table-cell table:formula="of:=[.F80]/[.E80]" office:value-type="float" office:value="0.884363988518519" calcext:value-type="float">
            <text:p>0.8843639885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32547617525" calcext:value-type="float">
            <text:p>0.1325476175</text:p>
          </table:table-cell>
          <table:table-cell table:formula="of:=[.A81]/[.E81]" office:value-type="float" office:value="0.245458550972222" calcext:value-type="float">
            <text:p>0.24545855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" calcext:value-type="float">
            <text:p>0.281217873</text:p>
          </table:table-cell>
          <table:table-cell table:formula="of:=[.F81]/[.E81]" office:value-type="float" office:value="0.520773838888889" calcext:value-type="float">
            <text:p>0.5207738389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03697005655" calcext:value-type="float">
            <text:p>0.1036970057</text:p>
          </table:table-cell>
          <table:table-cell table:formula="of:=[.A82]/[.E82]" office:value-type="float" office:value="0.192031491953704" calcext:value-type="float">
            <text:p>0.19203149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1" calcext:value-type="float">
            <text:p>0.2966395161</text:p>
          </table:table-cell>
          <table:table-cell table:formula="of:=[.F82]/[.E82]" office:value-type="float" office:value="0.549332437222222" calcext:value-type="float">
            <text:p>0.5493324372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0857446761425" calcext:value-type="float">
            <text:p>0.0857446761</text:p>
          </table:table-cell>
          <table:table-cell table:formula="of:=[.A83]/[.E83]" office:value-type="float" office:value="0.158786437300926" calcext:value-type="float">
            <text:p>0.158786437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6" calcext:value-type="float">
            <text:p>0.1695206406</text:p>
          </table:table-cell>
          <table:table-cell table:formula="of:=[.F83]/[.E83]" office:value-type="float" office:value="0.313927112222222" calcext:value-type="float">
            <text:p>0.31392711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0433511805" calcext:value-type="float">
            <text:p>0.0750433512</text:p>
          </table:table-cell>
          <table:table-cell table:formula="of:=[.A84]/[.E84]" office:value-type="float" office:value="0.138969168852778" calcext:value-type="float">
            <text:p>0.138969168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" calcext:value-type="float">
            <text:p>0.1834929172</text:p>
          </table:table-cell>
          <table:table-cell table:formula="of:=[.F84]/[.E84]" office:value-type="float" office:value="0.339801698518518" calcext:value-type="float">
            <text:p>0.3398016985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8339589381" calcext:value-type="float">
            <text:p>0.0648339589</text:p>
          </table:table-cell>
          <table:table-cell table:formula="of:=[.A85]/[.E85]" office:value-type="float" office:value="0.120062886922407" calcext:value-type="float">
            <text:p>0.120062886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1" calcext:value-type="float">
            <text:p>0.1719822241</text:p>
          </table:table-cell>
          <table:table-cell table:formula="of:=[.F85]/[.E85]" office:value-type="float" office:value="0.318485600185185" calcext:value-type="float">
            <text:p>0.3184856002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356496061" calcext:value-type="float">
            <text:p>0.3153564961</text:p>
          </table:table-cell>
          <table:table-cell table:formula="of:=[.A86]/[.E86]" office:value-type="float" office:value="0.389329007482716" calcext:value-type="float">
            <text:p>0.3893290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2" calcext:value-type="float">
            <text:p>0.2054229712</text:p>
          </table:table-cell>
          <table:table-cell table:formula="of:=[.F86]/[.E86]" office:value-type="float" office:value="0.253608606419753" calcext:value-type="float">
            <text:p>0.253608606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683782036" calcext:value-type="float">
            <text:p>0.325683782</text:p>
          </table:table-cell>
          <table:table-cell table:formula="of:=[.A87]/[.E87]" office:value-type="float" office:value="0.402078743254321" calcext:value-type="float">
            <text:p>0.40207874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4" calcext:value-type="float">
            <text:p>0.1728403664</text:p>
          </table:table-cell>
          <table:table-cell table:formula="of:=[.F87]/[.E87]" office:value-type="float" office:value="0.213383168395062" calcext:value-type="float">
            <text:p>0.2133831684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860779257" calcext:value-type="float">
            <text:p>0.3158607793</text:p>
          </table:table-cell>
          <table:table-cell table:formula="of:=[.A88]/[.E88]" office:value-type="float" office:value="0.38995157932963" calcext:value-type="float">
            <text:p>0.38995157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" calcext:value-type="float">
            <text:p>0.2079210853</text:p>
          </table:table-cell>
          <table:table-cell table:formula="of:=[.F88]/[.E88]" office:value-type="float" office:value="0.256692697901235" calcext:value-type="float">
            <text:p>0.2566926979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437465859" calcext:value-type="float">
            <text:p>0.3134374659</text:p>
          </table:table-cell>
          <table:table-cell table:formula="of:=[.A89]/[.E89]" office:value-type="float" office:value="0.386959834393827" calcext:value-type="float">
            <text:p>0.3869598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3" calcext:value-type="float">
            <text:p>0.1781908433</text:p>
          </table:table-cell>
          <table:table-cell table:formula="of:=[.F89]/[.E89]" office:value-type="float" office:value="0.219988695432099" calcext:value-type="float">
            <text:p>0.2199886954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6453084266" calcext:value-type="float">
            <text:p>0.3064530843</text:p>
          </table:table-cell>
          <table:table-cell table:formula="of:=[.A90]/[.E90]" office:value-type="float" office:value="0.378337141069136" calcext:value-type="float">
            <text:p>0.37833714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" calcext:value-type="float">
            <text:p>0.1895737836</text:p>
          </table:table-cell>
          <table:table-cell table:formula="of:=[.F90]/[.E90]" office:value-type="float" office:value="0.234041708148148" calcext:value-type="float">
            <text:p>0.2340417081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310150682079" calcext:value-type="float">
            <text:p>0.3101506821</text:p>
          </table:table-cell>
          <table:table-cell table:formula="of:=[.A91]/[.E91]" office:value-type="float" office:value="0.382902076640741" calcext:value-type="float">
            <text:p>0.38290207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3" calcext:value-type="float">
            <text:p>0.224570673</text:p>
          </table:table-cell>
          <table:table-cell table:formula="of:=[.F91]/[.E91]" office:value-type="float" office:value="0.277247744444444" calcext:value-type="float">
            <text:p>0.2772477444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07744114" calcext:value-type="float">
            <text:p>0.3080774411</text:p>
          </table:table-cell>
          <table:table-cell table:formula="of:=[.A92]/[.E92]" office:value-type="float" office:value="0.380342519925926" calcext:value-type="float">
            <text:p>0.38034251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3" calcext:value-type="float">
            <text:p>0.1578450953</text:p>
          </table:table-cell>
          <table:table-cell table:formula="of:=[.F92]/[.E92]" office:value-type="float" office:value="0.194870488024691" calcext:value-type="float">
            <text:p>0.194870488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216169647" calcext:value-type="float">
            <text:p>0.3202161696</text:p>
          </table:table-cell>
          <table:table-cell table:formula="of:=[.A93]/[.E93]" office:value-type="float" office:value="0.395328604502469" calcext:value-type="float">
            <text:p>0.39532860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table:formula="of:=[.F93]/[.E93]" office:value-type="float" office:value="0.276446364444444" calcext:value-type="float">
            <text:p>0.2764463644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311958766168" calcext:value-type="float">
            <text:p>0.3119587662</text:p>
          </table:table-cell>
          <table:table-cell table:formula="of:=[.A94]/[.E94]" office:value-type="float" office:value="0.385134279219753" calcext:value-type="float">
            <text:p>0.385134279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9" calcext:value-type="float">
            <text:p>0.2614397429</text:p>
          </table:table-cell>
          <table:table-cell table:formula="of:=[.F94]/[.E94]" office:value-type="float" office:value="0.322765114691358" calcext:value-type="float">
            <text:p>0.3227651147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69994015" calcext:value-type="float">
            <text:p>1.1569994015</text:p>
          </table:table-cell>
          <table:table-cell table:formula="of:=[.A95]/[.E95]" office:value-type="float" office:value="1.42839432283951" calcext:value-type="float">
            <text:p>1.428394322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" calcext:value-type="float">
            <text:p>0.2561895512</text:p>
          </table:table-cell>
          <table:table-cell table:formula="of:=[.F95]/[.E95]" office:value-type="float" office:value="0.31628339654321" calcext:value-type="float">
            <text:p>0.3162833965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306664238444" calcext:value-type="float">
            <text:p>0.3066642384</text:p>
          </table:table-cell>
          <table:table-cell table:formula="of:=[.A96]/[.E96]" office:value-type="float" office:value="0.378597825239506" calcext:value-type="float">
            <text:p>0.378597825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" calcext:value-type="float">
            <text:p>0.3001807686</text:p>
          </table:table-cell>
          <table:table-cell table:formula="of:=[.F96]/[.E96]" office:value-type="float" office:value="0.370593541481481" calcext:value-type="float">
            <text:p>0.3705935415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95520544455" calcext:value-type="float">
            <text:p>0.2955205445</text:p>
          </table:table-cell>
          <table:table-cell table:formula="of:=[.A97]/[.E97]" office:value-type="float" office:value="0.364840178339506" calcext:value-type="float">
            <text:p>0.364840178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" calcext:value-type="float">
            <text:p>0.3764911408</text:p>
          </table:table-cell>
          <table:table-cell table:formula="of:=[.F97]/[.E97]" office:value-type="float" office:value="0.464803877530864" calcext:value-type="float">
            <text:p>0.4648038775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290168936649" calcext:value-type="float">
            <text:p>0.2901689366</text:p>
          </table:table-cell>
          <table:table-cell table:formula="of:=[.A98]/[.E98]" office:value-type="float" office:value="0.358233255122222" calcext:value-type="float">
            <text:p>0.358233255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" calcext:value-type="float">
            <text:p>0.2865636711</text:p>
          </table:table-cell>
          <table:table-cell table:formula="of:=[.F98]/[.E98]" office:value-type="float" office:value="0.35378231" calcext:value-type="float">
            <text:p>0.3537823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280539099187" calcext:value-type="float">
            <text:p>0.2805390992</text:p>
          </table:table-cell>
          <table:table-cell table:formula="of:=[.A99]/[.E99]" office:value-type="float" office:value="0.346344566897531" calcext:value-type="float">
            <text:p>0.346344566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3" calcext:value-type="float">
            <text:p>0.4752491923</text:p>
          </table:table-cell>
          <table:table-cell table:formula="of:=[.F99]/[.E99]" office:value-type="float" office:value="0.586727397901235" calcext:value-type="float">
            <text:p>0.5867273979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316486883141" calcext:value-type="float">
            <text:p>0.3164868831</text:p>
          </table:table-cell>
          <table:table-cell table:formula="of:=[.A100]/[.E100]" office:value-type="float" office:value="0.390724547087654" calcext:value-type="float">
            <text:p>0.39072454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" calcext:value-type="float">
            <text:p>0.2161314727</text:p>
          </table:table-cell>
          <table:table-cell table:formula="of:=[.F100]/[.E100]" office:value-type="float" office:value="0.266828978641975" calcext:value-type="float">
            <text:p>0.2668289786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416989536" calcext:value-type="float">
            <text:p>0.3104169895</text:p>
          </table:table-cell>
          <table:table-cell table:formula="of:=[.A101]/[.E101]" office:value-type="float" office:value="0.383230851279012" calcext:value-type="float">
            <text:p>0.38323085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" calcext:value-type="float">
            <text:p>0.2871905416</text:p>
          </table:table-cell>
          <table:table-cell table:formula="of:=[.F101]/[.E101]" office:value-type="float" office:value="0.354556224197531" calcext:value-type="float">
            <text:p>0.3545562242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99978609593" calcext:value-type="float">
            <text:p>0.2999786096</text:p>
          </table:table-cell>
          <table:table-cell table:formula="of:=[.A102]/[.E102]" office:value-type="float" office:value="0.370343962460494" calcext:value-type="float">
            <text:p>0.37034396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" calcext:value-type="float">
            <text:p>0.3422973582</text:p>
          </table:table-cell>
          <table:table-cell table:formula="of:=[.F102]/[.E102]" office:value-type="float" office:value="0.422589331111111" calcext:value-type="float">
            <text:p>0.4225893311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282223990375" calcext:value-type="float">
            <text:p>0.2822239904</text:p>
          </table:table-cell>
          <table:table-cell table:formula="of:=[.A103]/[.E103]" office:value-type="float" office:value="0.348424679475309" calcext:value-type="float">
            <text:p>0.348424679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9" calcext:value-type="float">
            <text:p>0.4026446219</text:p>
          </table:table-cell>
          <table:table-cell table:formula="of:=[.F103]/[.E103]" office:value-type="float" office:value="0.497092125802469" calcext:value-type="float">
            <text:p>0.4970921258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</table:table-row>
        <table:table-row table:style-name="ro1">
          <table:table-cell office:value-type="float" office:value="0.258680000397" calcext:value-type="float">
            <text:p>0.2586800004</text:p>
          </table:table-cell>
          <table:table-cell table:formula="of:=[.A104]/[.E104]" office:value-type="float" office:value="0.319358025181481" calcext:value-type="float">
            <text:p>0.319358025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" calcext:value-type="float">
            <text:p>0.5760573748</text:p>
          </table:table-cell>
          <table:table-cell table:formula="of:=[.F104]/[.E104]" office:value-type="float" office:value="0.711181944197531" calcext:value-type="float">
            <text:p>0.7111819442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2309591814" calcext:value-type="float">
            <text:p>0.2309591814</text:p>
          </table:table-cell>
          <table:table-cell table:formula="of:=[.A105]/[.E105]" office:value-type="float" office:value="0.285134791851852" calcext:value-type="float">
            <text:p>0.285134791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3" calcext:value-type="float">
            <text:p>0.6832388503</text:p>
          </table:table-cell>
          <table:table-cell table:formula="of:=[.F105]/[.E105]" office:value-type="float" office:value="0.84350475345679" calcext:value-type="float">
            <text:p>0.8435047535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</table:table-row>
        <table:table-row table:style-name="ro1">
          <table:table-cell office:value-type="float" office:value="0.441849085363" calcext:value-type="float">
            <text:p>0.4418490854</text:p>
          </table:table-cell>
          <table:table-cell table:formula="of:=[.A106]/[.E106]" office:value-type="float" office:value="0.545492697979012" calcext:value-type="float">
            <text:p>0.54549269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4" calcext:value-type="float">
            <text:p>0.607811554</text:p>
          </table:table-cell>
          <table:table-cell table:formula="of:=[.F106]/[.E106]" office:value-type="float" office:value="0.750384634567901" calcext:value-type="float">
            <text:p>0.7503846346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</table:table-row>
        <table:table-row table:style-name="ro1">
          <table:table-cell office:value-type="float" office:value="0.313666962217" calcext:value-type="float">
            <text:p>0.3136669622</text:p>
          </table:table-cell>
          <table:table-cell table:formula="of:=[.A107]/[.E107]" office:value-type="float" office:value="0.387243163230864" calcext:value-type="float">
            <text:p>0.38724316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8" calcext:value-type="float">
            <text:p>0.2273667708</text:p>
          </table:table-cell>
          <table:table-cell table:formula="of:=[.F107]/[.E107]" office:value-type="float" office:value="0.280699717037037" calcext:value-type="float">
            <text:p>0.280699717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1814770948" calcext:value-type="float">
            <text:p>0.3018147709</text:p>
          </table:table-cell>
          <table:table-cell table:formula="of:=[.A108]/[.E108]" office:value-type="float" office:value="0.372610828330864" calcext:value-type="float">
            <text:p>0.372610828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7" calcext:value-type="float">
            <text:p>0.3951649997</text:p>
          </table:table-cell>
          <table:table-cell table:formula="of:=[.F108]/[.E108]" office:value-type="float" office:value="0.487858024320988" calcext:value-type="float">
            <text:p>0.4878580243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270689822463" calcext:value-type="float">
            <text:p>0.2706898225</text:p>
          </table:table-cell>
          <table:table-cell table:formula="of:=[.A109]/[.E109]" office:value-type="float" office:value="0.334184966003704" calcext:value-type="float">
            <text:p>0.33418496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1" calcext:value-type="float">
            <text:p>0.4665759931</text:p>
          </table:table-cell>
          <table:table-cell table:formula="of:=[.F109]/[.E109]" office:value-type="float" office:value="0.576019744567901" calcext:value-type="float">
            <text:p>0.5760197446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</table:table-row>
        <table:table-row table:style-name="ro1">
          <table:table-cell office:value-type="float" office:value="0.236889425069" calcext:value-type="float">
            <text:p>0.2368894251</text:p>
          </table:table-cell>
          <table:table-cell table:formula="of:=[.A110]/[.E110]" office:value-type="float" office:value="0.292456080332099" calcext:value-type="float">
            <text:p>0.292456080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" calcext:value-type="float">
            <text:p>0.5271255197</text:p>
          </table:table-cell>
          <table:table-cell table:formula="of:=[.F110]/[.E110]" office:value-type="float" office:value="0.65077224654321" calcext:value-type="float">
            <text:p>0.6507722465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18350246792" calcext:value-type="float">
            <text:p>0.2183502468</text:p>
          </table:table-cell>
          <table:table-cell table:formula="of:=[.A111]/[.E111]" office:value-type="float" office:value="0.269568205916049" calcext:value-type="float">
            <text:p>0.269568205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3" calcext:value-type="float">
            <text:p>0.5622256243</text:p>
          </table:table-cell>
          <table:table-cell table:formula="of:=[.F111]/[.E111]" office:value-type="float" office:value="0.694105709012346" calcext:value-type="float">
            <text:p>0.694105709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190135556457" calcext:value-type="float">
            <text:p>0.1901355565</text:p>
          </table:table-cell>
          <table:table-cell table:formula="of:=[.A112]/[.E112]" office:value-type="float" office:value="0.234735254885185" calcext:value-type="float">
            <text:p>0.234735254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9" calcext:value-type="float">
            <text:p>0.4570138899</text:p>
          </table:table-cell>
          <table:table-cell table:formula="of:=[.F112]/[.E112]" office:value-type="float" office:value="0.564214678888889" calcext:value-type="float">
            <text:p>0.5642146789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63895648169" calcext:value-type="float">
            <text:p>0.1638956482</text:p>
          </table:table-cell>
          <table:table-cell table:formula="of:=[.A113]/[.E113]" office:value-type="float" office:value="0.202340306381481" calcext:value-type="float">
            <text:p>0.202340306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" calcext:value-type="float">
            <text:p>0.3904218297</text:p>
          </table:table-cell>
          <table:table-cell table:formula="of:=[.F113]/[.E113]" office:value-type="float" office:value="0.482002258888889" calcext:value-type="float">
            <text:p>0.4820022589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29043613475" calcext:value-type="float">
            <text:p>0.2904361348</text:p>
          </table:table-cell>
          <table:table-cell table:formula="of:=[.A114]/[.E114]" office:value-type="float" office:value="0.358563129320988" calcext:value-type="float">
            <text:p>0.358563129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" calcext:value-type="float">
            <text:p>0.2867660295</text:p>
          </table:table-cell>
          <table:table-cell table:formula="of:=[.F114]/[.E114]" office:value-type="float" office:value="0.354032135185185" calcext:value-type="float">
            <text:p>0.3540321352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84359120239" calcext:value-type="float">
            <text:p>0.2843591202</text:p>
          </table:table-cell>
          <table:table-cell table:formula="of:=[.A115]/[.E115]" office:value-type="float" office:value="0.35106064227037" calcext:value-type="float">
            <text:p>0.351060642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" calcext:value-type="float">
            <text:p>0.4253263784</text:p>
          </table:table-cell>
          <table:table-cell table:formula="of:=[.F115]/[.E115]" office:value-type="float" office:value="0.525094294320988" calcext:value-type="float">
            <text:p>0.5250942943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0.258684094109" calcext:value-type="float">
            <text:p>0.2586840941</text:p>
          </table:table-cell>
          <table:table-cell table:formula="of:=[.A116]/[.E116]" office:value-type="float" office:value="0.319363079146914" calcext:value-type="float">
            <text:p>0.319363079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" calcext:value-type="float">
            <text:p>0.4047777864</text:p>
          </table:table-cell>
          <table:table-cell table:formula="of:=[.F116]/[.E116]" office:value-type="float" office:value="0.499725662222222" calcext:value-type="float">
            <text:p>0.4997256622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212037843072" calcext:value-type="float">
            <text:p>0.2120378431</text:p>
          </table:table-cell>
          <table:table-cell table:formula="of:=[.A117]/[.E117]" office:value-type="float" office:value="0.261775114903704" calcext:value-type="float">
            <text:p>0.2617751149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3" calcext:value-type="float">
            <text:p>0.5944864373</text:p>
          </table:table-cell>
          <table:table-cell table:formula="of:=[.F117]/[.E117]" office:value-type="float" office:value="0.733933873209877" calcext:value-type="float">
            <text:p>0.7339338732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</table:table-row>
        <table:table-row table:style-name="ro1">
          <table:table-cell office:value-type="float" office:value="0.170437355793" calcext:value-type="float">
            <text:p>0.1704373558</text:p>
          </table:table-cell>
          <table:table-cell table:formula="of:=[.A118]/[.E118]" office:value-type="float" office:value="0.210416488633333" calcext:value-type="float">
            <text:p>0.210416488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1" calcext:value-type="float">
            <text:p>0.4574828391</text:p>
          </table:table-cell>
          <table:table-cell table:formula="of:=[.F118]/[.E118]" office:value-type="float" office:value="0.564793628518519" calcext:value-type="float">
            <text:p>0.5647936285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</table:table-row>
        <table:table-row table:style-name="ro1">
          <table:table-cell office:value-type="float" office:value="0.155551369254" calcext:value-type="float">
            <text:p>0.1555513693</text:p>
          </table:table-cell>
          <table:table-cell table:formula="of:=[.A119]/[.E119]" office:value-type="float" office:value="0.192038727474074" calcext:value-type="float">
            <text:p>0.192038727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8" calcext:value-type="float">
            <text:p>0.4864724568</text:p>
          </table:table-cell>
          <table:table-cell table:formula="of:=[.F119]/[.E119]" office:value-type="float" office:value="0.60058328" calcext:value-type="float">
            <text:p>0.60058328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0.123559509803" calcext:value-type="float">
            <text:p>0.1235595098</text:p>
          </table:table-cell>
          <table:table-cell table:formula="of:=[.A120]/[.E120]" office:value-type="float" office:value="0.152542604695062" calcext:value-type="float">
            <text:p>0.1525426047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" calcext:value-type="float">
            <text:p>0.2418160707</text:p>
          </table:table-cell>
          <table:table-cell table:formula="of:=[.F120]/[.E120]" office:value-type="float" office:value="0.298538358888889" calcext:value-type="float">
            <text:p>0.2985383589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98684392204" calcext:value-type="float">
            <text:p>0.2986843922</text:p>
          </table:table-cell>
          <table:table-cell table:formula="of:=[.A121]/[.E121]" office:value-type="float" office:value="0.368746163214815" calcext:value-type="float">
            <text:p>0.36874616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7" calcext:value-type="float">
            <text:p>0.3313170027</text:p>
          </table:table-cell>
          <table:table-cell table:formula="of:=[.F121]/[.E121]" office:value-type="float" office:value="0.409033336666667" calcext:value-type="float">
            <text:p>0.4090333367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246677704483" calcext:value-type="float">
            <text:p>0.2466777045</text:p>
          </table:table-cell>
          <table:table-cell table:formula="of:=[.A122]/[.E122]" office:value-type="float" office:value="0.304540375904938" calcext:value-type="float">
            <text:p>0.3045403759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2" calcext:value-type="float">
            <text:p>0.6715241982</text:p>
          </table:table-cell>
          <table:table-cell table:formula="of:=[.F122]/[.E122]" office:value-type="float" office:value="0.82904222" calcext:value-type="float">
            <text:p>0.82904222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95050368179" calcext:value-type="float">
            <text:p>0.1950503682</text:p>
          </table:table-cell>
          <table:table-cell table:formula="of:=[.A123]/[.E123]" office:value-type="float" office:value="0.240802923677778" calcext:value-type="float">
            <text:p>0.240802923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" calcext:value-type="float">
            <text:p>0.5480197819</text:p>
          </table:table-cell>
          <table:table-cell table:formula="of:=[.F123]/[.E123]" office:value-type="float" office:value="0.676567631975309" calcext:value-type="float">
            <text:p>0.676567632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59102394873" calcext:value-type="float">
            <text:p>0.1591023949</text:p>
          </table:table-cell>
          <table:table-cell table:formula="of:=[.A124]/[.E124]" office:value-type="float" office:value="0.196422709719753" calcext:value-type="float">
            <text:p>0.1964227097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" calcext:value-type="float">
            <text:p>0.4453063797</text:p>
          </table:table-cell>
          <table:table-cell table:formula="of:=[.F124]/[.E124]" office:value-type="float" office:value="0.549760962592593" calcext:value-type="float">
            <text:p>0.5497609626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0.130062000674" calcext:value-type="float">
            <text:p>0.1300620007</text:p>
          </table:table-cell>
          <table:table-cell table:formula="of:=[.A125]/[.E125]" office:value-type="float" office:value="0.160570371202469" calcext:value-type="float">
            <text:p>0.160570371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8" calcext:value-type="float">
            <text:p>0.3429083658</text:p>
          </table:table-cell>
          <table:table-cell table:formula="of:=[.F125]/[.E125]" office:value-type="float" office:value="0.423343661481481" calcext:value-type="float">
            <text:p>0.4233436615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100843426418" calcext:value-type="float">
            <text:p>0.1008434264</text:p>
          </table:table-cell>
          <table:table-cell table:formula="of:=[.A126]/[.E126]" office:value-type="float" office:value="0.124498057306173" calcext:value-type="float">
            <text:p>0.124498057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" calcext:value-type="float">
            <text:p>0.2493859154</text:p>
          </table:table-cell>
          <table:table-cell table:formula="of:=[.F126]/[.E126]" office:value-type="float" office:value="0.307883846172839" calcext:value-type="float">
            <text:p>0.3078838462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0833097680913" calcext:value-type="float">
            <text:p>0.0833097681</text:p>
          </table:table-cell>
          <table:table-cell table:formula="of:=[.A127]/[.E127]" office:value-type="float" office:value="0.102851565544815" calcext:value-type="float">
            <text:p>0.102851565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8" calcext:value-type="float">
            <text:p>0.2183981268</text:p>
          </table:table-cell>
          <table:table-cell table:formula="of:=[.F127]/[.E127]" office:value-type="float" office:value="0.269627317037037" calcext:value-type="float">
            <text:p>0.269627317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table:formula="of:=CORREL([.F2:.F127]; [.H2:.H127])" office:value-type="float" office:value="0.947254120012971" calcext:value-type="float">
            <text:p>0.947254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3:06:20.410974430</dc:date>
    <meta:editing-duration>PT21M2S</meta:editing-duration>
    <meta:editing-cycles>3</meta:editing-cycles>
    <meta:generator>LibreOffice/5.1.6.2$Linux_X86_64 LibreOffice_project/10m0$Build-2</meta:generator>
    <meta:document-statistic meta:table-count="1" meta:cell-count="12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67cm" svg:height="19.019cm" xlink:href=".." xlink:type="simple" chart:class="chart:scatter" chart:style-name="ch1">
        <chart:title svg:x="12.741cm" svg:y="0.516cm" chart:style-name="ch2">
          <text:p>All Speeds</text:p>
        </chart:title>
        <chart:plot-area chart:style-name="ch3" table:cell-range-address="average_results_all_speeds.A1:average_results_all_speeds.A127 average_results_all_speeds.F1:average_results_all_speeds.F127" svg:x="0.555cm" svg:y="1.675cm" svg:width="26.657cm" svg:height="16.964cm">
          <chartooo:coordinate-region svg:x="1.282cm" svg:y="1.874cm" svg:width="25.598cm" svg:height="16.1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1:average_results_all_speeds.F127" chart:class="chart:scatter">
            <chart:domain table:cell-range-address="average_results_all_speeds.A1:average_results_all_speeds.A127"/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_results_all_speeds.A1:average_results_all_speeds.A127</svg:desc>
                </draw:g>
              </table:table-cell>
              <table:table-cell office:value-type="float" office:value="NaN">
                <text:p>NaN</text:p>
                <draw:g>
                  <svg:desc>average_results_all_speeds.F1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719477644">
                <text:p>0.106719477644</text:p>
              </table:table-cell>
              <table:table-cell office:value-type="float" office:value="0.1598543619">
                <text:p>0.1598543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212860637">
                <text:p>0.107212860637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904111249">
                <text:p>0.108904111249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051902676">
                <text:p>0.107051902676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327137574">
                <text:p>0.107327137574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836787392">
                <text:p>0.10783678739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6913623776">
                <text:p>0.106913623776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9216475251">
                <text:p>0.539216475251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027877987">
                <text:p>0.108027877987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389562589">
                <text:p>0.104389562589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025064546">
                <text:p>0.103025064546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2915552379">
                <text:p>0.102915552379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66519043313">
                <text:p>0.0966519043313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20929149207">
                <text:p>0.092092914920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3588170034">
                <text:p>0.103588170034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2078932605">
                <text:p>0.102078932605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475536509">
                <text:p>0.102475536509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7074403434">
                <text:p>0.0927074403434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0972944857">
                <text:p>0.0880972944857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578272969">
                <text:p>0.076578272969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9422576592">
                <text:p>0.0699422576592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5705961984">
                <text:p>0.105705961984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9047814505">
                <text:p>0.0999047814505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557859526">
                <text:p>0.085557859526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83130887492">
                <text:p>0.0783130887492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69839586168">
                <text:p>0.0769839586168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97375549058">
                <text:p>0.0597375549058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42842443415">
                <text:p>0.0542842443415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775995519">
                <text:p>0.09775995519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91559396086">
                <text:p>0.0991559396086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55068257525">
                <text:p>0.0855068257525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920965214">
                <text:p>0.064920965214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38627088658">
                <text:p>0.0538627088658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5457991065">
                <text:p>0.0485457991065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28372438916">
                <text:p>0.0428372438916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1463530421">
                <text:p>0.0981463530421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10019989063">
                <text:p>0.0810019989063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1640393368">
                <text:p>0.0781640393368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25031450721">
                <text:p>0.0525031450721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95313781279">
                <text:p>0.0495313781279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72825089142">
                <text:p>0.0372825089142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7908687713">
                <text:p>0.0297908687713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3687873048">
                <text:p>0.213687873048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4134300349">
                <text:p>0.214134300349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5468568614">
                <text:p>0.215468568614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5466812296">
                <text:p>0.21546681229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3195698548">
                <text:p>0.213195698548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0073702227">
                <text:p>0.210073702227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3299656472">
                <text:p>0.213299656472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8397799098">
                <text:p>0.208397799098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461711668">
                <text:p>0.2146171166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8404442105">
                <text:p>0.208404442105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7084713169">
                <text:p>0.207084713169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2815043268">
                <text:p>0.202815043268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7470681861">
                <text:p>0.197470681861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2392825235">
                <text:p>0.192392825235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3051482155">
                <text:p>0.213051482155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9217152762">
                <text:p>0.209217152762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2010118733">
                <text:p>0.202010118733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7139084862">
                <text:p>0.187139084862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3732385217">
                <text:p>0.173732385217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7187689207">
                <text:p>0.157187689207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3195766548">
                <text:p>0.143195766548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127902987">
                <text:p>0.21127902987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128154567">
                <text:p>0.195128154567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5182803557">
                <text:p>0.185182803557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4789964374">
                <text:p>0.164789964374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9706551024">
                <text:p>0.149706551024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4483766026">
                <text:p>0.12448376602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7127125255">
                <text:p>0.117127125255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8443804697">
                <text:p>0.208443804697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9572674239">
                <text:p>0.189572674239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1555071315">
                <text:p>0.161555071315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9886084548">
                <text:p>0.139886084548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4787608128">
                <text:p>0.124787608128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6002594541">
                <text:p>0.106002594541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13055497262">
                <text:p>0.0913055497262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4339618258">
                <text:p>0.204339618258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9705184925">
                <text:p>0.159705184925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2547617525">
                <text:p>0.132547617525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697005655">
                <text:p>0.103697005655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57446761425">
                <text:p>0.0857446761425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50433511805">
                <text:p>0.0750433511805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8339589381">
                <text:p>0.0648339589381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5356496061">
                <text:p>0.315356496061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683782036">
                <text:p>0.325683782036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5860779257">
                <text:p>0.315860779257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437465859">
                <text:p>0.313437465859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6453084266">
                <text:p>0.30645308426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0150682079">
                <text:p>0.310150682079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807744114">
                <text:p>0.30807744114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0216169647">
                <text:p>0.320216169647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1958766168">
                <text:p>0.311958766168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69994015">
                <text:p>1.1569994015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6664238444">
                <text:p>0.306664238444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5520544455">
                <text:p>0.295520544455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0168936649">
                <text:p>0.290168936649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0539099187">
                <text:p>0.280539099187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6486883141">
                <text:p>0.316486883141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0416989536">
                <text:p>0.310416989536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99978609593">
                <text:p>0.299978609593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2223990375">
                <text:p>0.282223990375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8680000397">
                <text:p>0.258680000397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09591814">
                <text:p>0.2309591814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849085363">
                <text:p>0.441849085363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3666962217">
                <text:p>0.313666962217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1814770948">
                <text:p>0.301814770948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0689822463">
                <text:p>0.270689822463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6889425069">
                <text:p>0.23688942506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8350246792">
                <text:p>0.218350246792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0135556457">
                <text:p>0.190135556457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3895648169">
                <text:p>0.163895648169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9043613475">
                <text:p>0.29043613475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4359120239">
                <text:p>0.284359120239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8684094109">
                <text:p>0.258684094109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2037843072">
                <text:p>0.212037843072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437355793">
                <text:p>0.170437355793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5551369254">
                <text:p>0.15555136925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3559509803">
                <text:p>0.123559509803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8684392204">
                <text:p>0.298684392204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6677704483">
                <text:p>0.246677704483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5050368179">
                <text:p>0.19505036817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9102394873">
                <text:p>0.15910239487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0062000674">
                <text:p>0.130062000674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843426418">
                <text:p>0.100843426418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33097680913">
                <text:p>0.0833097680913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01cm" svg:height="25.049cm" xlink:href=".." xlink:type="simple" chart:class="chart:scatter" chart:style-name="ch1">
        <chart:title svg:x="11.388cm" svg:y="0.636cm" chart:style-name="ch2">
          <text:p>All Speeds, Area/Speed</text:p>
        </chart:title>
        <chart:plot-area chart:style-name="ch3" table:cell-range-address="average_results_all_speeds.B1:average_results_all_speeds.B127 average_results_all_speeds.F1:average_results_all_speeds.F127" chart:data-source-has-labels="row" svg:x="0.552cm" svg:y="1.915cm" svg:width="26.497cm" svg:height="22.634cm">
          <chartooo:coordinate-region svg:x="1.279cm" svg:y="2.114cm" svg:width="25.438cm" svg:height="21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2:average_results_all_speeds.F127" chart:label-cell-address="average_results_all_speeds.F1:average_results_all_speeds.F1" chart:class="chart:scatter">
            <chart:domain table:cell-range-address="average_results_all_speeds.B2:average_results_all_speeds.B127"/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_Time</text:p>
                <draw:g>
                  <svg:desc>average_results_all_speeds.F1:average_results_all_speed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5257324607407">
                <text:p>0.395257324607407</text:p>
                <draw:g>
                  <svg:desc>average_results_all_speeds.B2:average_results_all_speeds.B127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F2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7084669025926">
                <text:p>0.397084669025926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48560181481">
                <text:p>0.403348560181481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648852842963">
                <text:p>0.39648852842963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507916940741">
                <text:p>0.397507916940741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395508859259">
                <text:p>0.399395508859259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976384355556">
                <text:p>0.395976384355556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709805648519">
                <text:p>1.99709805648519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103251803704">
                <text:p>0.400103251803704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6628009588889">
                <text:p>0.386628009588889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1574313133333">
                <text:p>0.381574313133333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1168712514815">
                <text:p>0.381168712514815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970016041852">
                <text:p>0.357970016041852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1084870076667">
                <text:p>0.34108487007666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659889014815">
                <text:p>0.383659889014815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8070120759259">
                <text:p>0.378070120759259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9539024107407">
                <text:p>0.379539024107407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360890160741">
                <text:p>0.343360890160741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6286275872963">
                <text:p>0.326286275872963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623233218518">
                <text:p>0.283623233218518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9045398737778">
                <text:p>0.259045398737778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1503562903704">
                <text:p>0.391503562903704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017709075926">
                <text:p>0.370017709075926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880961207407">
                <text:p>0.316880961207407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0048476848889">
                <text:p>0.290048476848889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125772654815">
                <text:p>0.285125772654815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250203354815">
                <text:p>0.221250203354815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105275682037">
                <text:p>0.20105275682037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073908111111">
                <text:p>0.362073908111111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7244220772593">
                <text:p>0.367244220772593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6691947231481">
                <text:p>0.316691947231481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448019311111">
                <text:p>0.240448019311111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491514317778">
                <text:p>0.199491514317778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979925595">
                <text:p>0.17979925595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8656458857778">
                <text:p>0.158656458857778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505011267037">
                <text:p>0.363505011267037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0007403356667">
                <text:p>0.300007403356667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96441988148">
                <text:p>0.289496441988148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445609285963">
                <text:p>0.19445609285963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3449548621852">
                <text:p>0.183449548621852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8083366348889">
                <text:p>0.138083366348889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0336551004815">
                <text:p>0.110336551004815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718283422222">
                <text:p>0.395718283422222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6545000646296">
                <text:p>0.396545000646296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015867803704">
                <text:p>0.399015867803704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012615362963">
                <text:p>0.399012615362963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4806849162963">
                <text:p>0.394806849162963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9025374494444">
                <text:p>0.389025374494444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4999363837037">
                <text:p>0.394999363837037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921850181481">
                <text:p>0.385921850181481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7439104962963">
                <text:p>0.397439104962963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934152046296">
                <text:p>0.385934152046296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3490209572222">
                <text:p>0.383490209572222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583413459259">
                <text:p>0.375583413459259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5686447890741">
                <text:p>0.365686447890741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6283009694444">
                <text:p>0.356283009694444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4539781768518">
                <text:p>0.394539781768518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7439171781481">
                <text:p>0.387439171781481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4092812468518">
                <text:p>0.374092812468518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6553860855555">
                <text:p>0.346553860855555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1726639290741">
                <text:p>0.321726639290741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1088313346296">
                <text:p>0.291088313346296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5177345459259">
                <text:p>0.265177345459259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257462722222">
                <text:p>0.391257462722222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1348434383333">
                <text:p>0.361348434383333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2931117698148">
                <text:p>0.342931117698148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5166600692593">
                <text:p>0.305166600692593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7234353748148">
                <text:p>0.277234353748148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0525492640741">
                <text:p>0.230525492640741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6902083805556">
                <text:p>0.216902083805556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6007045735185">
                <text:p>0.386007045735185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106050785">
                <text:p>0.35106050785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9176057990741">
                <text:p>0.299176057990741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9048304718518">
                <text:p>0.259048304718518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10881632">
                <text:p>0.2310881632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301101001852">
                <text:p>0.196301101001852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9084351344815">
                <text:p>0.169084351344815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8406700477778">
                <text:p>0.378406700477778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750342453704">
                <text:p>0.295750342453704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458550972222">
                <text:p>0.245458550972222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2031491953704">
                <text:p>0.192031491953704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786437300926">
                <text:p>0.158786437300926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969168852778">
                <text:p>0.138969168852778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062886922407">
                <text:p>0.120062886922407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29007482716">
                <text:p>0.389329007482716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2078743254321">
                <text:p>0.402078743254321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995157932963">
                <text:p>0.38995157932963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6959834393827">
                <text:p>0.386959834393827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8337141069136">
                <text:p>0.37833714106913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2902076640741">
                <text:p>0.382902076640741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0342519925926">
                <text:p>0.380342519925926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5328604502469">
                <text:p>0.395328604502469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5134279219753">
                <text:p>0.385134279219753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2839432283951">
                <text:p>1.42839432283951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597825239506">
                <text:p>0.378597825239506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40178339506">
                <text:p>0.364840178339506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233255122222">
                <text:p>0.358233255122222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6344566897531">
                <text:p>0.346344566897531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0724547087654">
                <text:p>0.390724547087654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3230851279012">
                <text:p>0.383230851279012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0343962460494">
                <text:p>0.370343962460494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8424679475309">
                <text:p>0.348424679475309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9358025181481">
                <text:p>0.319358025181481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5134791851852">
                <text:p>0.285134791851852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5492697979012">
                <text:p>0.545492697979012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7243163230864">
                <text:p>0.387243163230864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2610828330864">
                <text:p>0.372610828330864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4184966003704">
                <text:p>0.334184966003704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2456080332099">
                <text:p>0.29245608033209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9568205916049">
                <text:p>0.269568205916049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4735254885185">
                <text:p>0.234735254885185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2340306381481">
                <text:p>0.202340306381481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8563129320988">
                <text:p>0.358563129320988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106064227037">
                <text:p>0.35106064227037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9363079146914">
                <text:p>0.319363079146914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1775114903704">
                <text:p>0.261775114903704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0416488633333">
                <text:p>0.210416488633333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2038727474074">
                <text:p>0.19203872747407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2542604695062">
                <text:p>0.152542604695062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8746163214815">
                <text:p>0.368746163214815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4540375904938">
                <text:p>0.304540375904938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0802923677778">
                <text:p>0.240802923677778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6422709719753">
                <text:p>0.19642270971975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0570371202469">
                <text:p>0.160570371202469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498057306173">
                <text:p>0.124498057306173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2851565544815">
                <text:p>0.102851565544815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94cm" svg:height="24.863cm" xlink:href=".." xlink:type="simple" chart:class="chart:scatter" chart:style-name="ch1">
        <chart:title svg:x="12.729cm" svg:y="0.633cm" chart:style-name="ch2">
          <text:p>Low Speed</text:p>
        </chart:title>
        <chart:plot-area chart:style-name="ch3" table:cell-range-address="average_results_all_speeds.A2:average_results_all_speeds.A43 average_results_all_speeds.F2:average_results_all_speeds.F43" svg:x="0.555cm" svg:y="1.909cm" svg:width="26.684cm" svg:height="22.457cm">
          <chartooo:coordinate-region svg:x="1.467cm" svg:y="2.108cm" svg:width="25.44cm" svg:height="21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2:average_results_all_speeds.F43" chart:class="chart:scatter">
            <chart:domain table:cell-range-address="average_results_all_speeds.A2:average_results_all_speeds.A43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719477644">
                <text:p>0.106719477644</text:p>
                <draw:g>
                  <svg:desc>average_results_all_speeds.A2:average_results_all_speeds.A43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F2:average_results_all_speeds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212860637">
                <text:p>0.107212860637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904111249">
                <text:p>0.108904111249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7051902676">
                <text:p>0.107051902676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327137574">
                <text:p>0.107327137574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836787392">
                <text:p>0.10783678739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913623776">
                <text:p>0.106913623776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9216475251">
                <text:p>0.539216475251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027877987">
                <text:p>0.108027877987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389562589">
                <text:p>0.104389562589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3025064546">
                <text:p>0.103025064546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915552379">
                <text:p>0.102915552379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66519043313">
                <text:p>0.0966519043313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0929149207">
                <text:p>0.092092914920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588170034">
                <text:p>0.103588170034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078932605">
                <text:p>0.102078932605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2475536509">
                <text:p>0.102475536509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7074403434">
                <text:p>0.0927074403434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80972944857">
                <text:p>0.0880972944857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578272969">
                <text:p>0.076578272969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99422576592">
                <text:p>0.0699422576592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705961984">
                <text:p>0.105705961984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99047814505">
                <text:p>0.0999047814505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5557859526">
                <text:p>0.085557859526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83130887492">
                <text:p>0.0783130887492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9839586168">
                <text:p>0.0769839586168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7375549058">
                <text:p>0.0597375549058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2842443415">
                <text:p>0.0542842443415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775995519">
                <text:p>0.09775995519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91559396086">
                <text:p>0.0991559396086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55068257525">
                <text:p>0.0855068257525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920965214">
                <text:p>0.064920965214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38627088658">
                <text:p>0.0538627088658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5457991065">
                <text:p>0.0485457991065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8372438916">
                <text:p>0.0428372438916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1463530421">
                <text:p>0.0981463530421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0019989063">
                <text:p>0.0810019989063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81640393368">
                <text:p>0.0781640393368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5031450721">
                <text:p>0.0525031450721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5313781279">
                <text:p>0.0495313781279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2825089142">
                <text:p>0.0372825089142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7908687713">
                <text:p>0.0297908687713</text:p>
              </table:table-cell>
              <table:table-cell office:value-type="float" office:value="0.1457010725">
                <text:p>0.1457010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05" chart:maximum="0.2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3cm" svg:height="25.288cm" xlink:href=".." xlink:type="simple" chart:class="chart:scatter" chart:style-name="ch1">
        <chart:title svg:x="12.263cm" svg:y="0.641cm" chart:style-name="ch2">
          <text:p>Medium Speed</text:p>
        </chart:title>
        <chart:plot-area chart:style-name="ch3" table:cell-range-address="average_results_all_speeds.A44:average_results_all_speeds.A85 average_results_all_speeds.F44:average_results_all_speeds.F85" svg:x="0.552cm" svg:y="1.925cm" svg:width="26.526cm" svg:height="22.858cm">
          <chartooo:coordinate-region svg:x="1.279cm" svg:y="2.125cm" svg:width="25.468cm" svg:height="22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44:average_results_all_speeds.F85" chart:class="chart:scatter">
            <chart:domain table:cell-range-address="average_results_all_speeds.A44:average_results_all_speeds.A85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3687873048">
                <text:p>0.213687873048</text:p>
                <draw:g>
                  <svg:desc>average_results_all_speeds.A44:average_results_all_speeds.A85</svg:desc>
                </draw:g>
              </table:table-cell>
              <table:table-cell office:value-type="float" office:value="0.1589674502">
                <text:p>0.1589674502</text:p>
                <draw:g>
                  <svg:desc>average_results_all_speeds.F44:average_results_all_speeds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4134300349">
                <text:p>0.214134300349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468568614">
                <text:p>0.215468568614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5466812296">
                <text:p>0.21546681229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3195698548">
                <text:p>0.213195698548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0073702227">
                <text:p>0.210073702227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299656472">
                <text:p>0.213299656472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8397799098">
                <text:p>0.208397799098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61711668">
                <text:p>0.2146171166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8404442105">
                <text:p>0.208404442105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7084713169">
                <text:p>0.207084713169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815043268">
                <text:p>0.202815043268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7470681861">
                <text:p>0.197470681861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2392825235">
                <text:p>0.192392825235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3051482155">
                <text:p>0.213051482155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9217152762">
                <text:p>0.209217152762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2010118733">
                <text:p>0.202010118733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7139084862">
                <text:p>0.187139084862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3732385217">
                <text:p>0.173732385217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187689207">
                <text:p>0.157187689207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3195766548">
                <text:p>0.143195766548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127902987">
                <text:p>0.21127902987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128154567">
                <text:p>0.195128154567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5182803557">
                <text:p>0.185182803557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4789964374">
                <text:p>0.164789964374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706551024">
                <text:p>0.149706551024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4483766026">
                <text:p>0.12448376602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127125255">
                <text:p>0.117127125255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8443804697">
                <text:p>0.208443804697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572674239">
                <text:p>0.189572674239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1555071315">
                <text:p>0.161555071315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9886084548">
                <text:p>0.139886084548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787608128">
                <text:p>0.124787608128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6002594541">
                <text:p>0.106002594541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13055497262">
                <text:p>0.0913055497262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4339618258">
                <text:p>0.204339618258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9705184925">
                <text:p>0.159705184925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47617525">
                <text:p>0.132547617525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3697005655">
                <text:p>0.103697005655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57446761425">
                <text:p>0.0857446761425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50433511805">
                <text:p>0.0750433511805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48339589381">
                <text:p>0.0648339589381</text:p>
              </table:table-cell>
              <table:table-cell office:value-type="float" office:value="0.1719822241">
                <text:p>0.1719822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84cm" svg:height="24.092cm" xlink:href=".." xlink:type="simple" chart:class="chart:scatter" chart:style-name="ch1">
        <chart:title svg:x="12.621cm" svg:y="0.617cm" chart:style-name="ch2">
          <text:p>High Speed</text:p>
        </chart:title>
        <chart:plot-area chart:style-name="ch3" table:cell-range-address="average_results_all_speeds.A86:average_results_all_speeds.A127 average_results_all_speeds.F86:average_results_all_speeds.F127" svg:x="0.553cm" svg:y="1.877cm" svg:width="26.578cm" svg:height="21.734cm">
          <chartooo:coordinate-region svg:x="1.28cm" svg:y="2.077cm" svg:width="25.519cm" svg:height="20.8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86:average_results_all_speeds.F127" chart:class="chart:scatter">
            <chart:domain table:cell-range-address="average_results_all_speeds.A86:average_results_all_speeds.A127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356496061">
                <text:p>0.315356496061</text:p>
                <draw:g>
                  <svg:desc>average_results_all_speeds.A86:average_results_all_speeds.A127</svg:desc>
                </draw:g>
              </table:table-cell>
              <table:table-cell office:value-type="float" office:value="0.2054229712">
                <text:p>0.2054229712</text:p>
                <draw:g>
                  <svg:desc>average_results_all_speeds.F86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683782036">
                <text:p>0.325683782036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5860779257">
                <text:p>0.315860779257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3437465859">
                <text:p>0.313437465859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6453084266">
                <text:p>0.30645308426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150682079">
                <text:p>0.310150682079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807744114">
                <text:p>0.30807744114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0216169647">
                <text:p>0.320216169647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1958766168">
                <text:p>0.311958766168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69994015">
                <text:p>1.1569994015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664238444">
                <text:p>0.306664238444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520544455">
                <text:p>0.295520544455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0168936649">
                <text:p>0.290168936649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0539099187">
                <text:p>0.280539099187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6486883141">
                <text:p>0.316486883141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416989536">
                <text:p>0.310416989536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9978609593">
                <text:p>0.299978609593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223990375">
                <text:p>0.282223990375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680000397">
                <text:p>0.258680000397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9591814">
                <text:p>0.2309591814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1849085363">
                <text:p>0.441849085363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3666962217">
                <text:p>0.313666962217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814770948">
                <text:p>0.301814770948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689822463">
                <text:p>0.270689822463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6889425069">
                <text:p>0.23688942506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350246792">
                <text:p>0.218350246792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0135556457">
                <text:p>0.190135556457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895648169">
                <text:p>0.163895648169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43613475">
                <text:p>0.29043613475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4359120239">
                <text:p>0.284359120239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8684094109">
                <text:p>0.258684094109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2037843072">
                <text:p>0.212037843072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0437355793">
                <text:p>0.170437355793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5551369254">
                <text:p>0.15555136925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3559509803">
                <text:p>0.123559509803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8684392204">
                <text:p>0.298684392204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6677704483">
                <text:p>0.246677704483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5050368179">
                <text:p>0.19505036817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9102394873">
                <text:p>0.15910239487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0062000674">
                <text:p>0.130062000674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0843426418">
                <text:p>0.100843426418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33097680913">
                <text:p>0.0833097680913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3cm" svg:height="22.526cm" xlink:href=".." xlink:type="simple" chart:class="chart:scatter" chart:style-name="ch1">
        <chart:title svg:x="10.12cm" svg:y="0.586cm" chart:style-name="ch2">
          <text:p>All Speeds, Area/Speed, Time/Speed</text:p>
        </chart:title>
        <chart:plot-area chart:style-name="ch3" table:cell-range-address="average_results_all_speeds.B1:average_results_all_speeds.B127 average_results_all_speeds.G1:average_results_all_speeds.G127" chart:data-source-has-labels="row" svg:x="0.552cm" svg:y="1.815cm" svg:width="26.526cm" svg:height="20.261cm">
          <chartooo:coordinate-region svg:x="1.279cm" svg:y="2.014cm" svg:width="25.467cm" svg:height="19.4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G2:average_results_all_speeds.G127" chart:label-cell-address="average_results_all_speeds.G1:average_results_all_speeds.G1" chart:class="chart:scatter">
            <chart:domain table:cell-range-address="average_results_all_speeds.B2:average_results_all_speeds.B127"/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/s</text:p>
                <draw:g>
                  <svg:desc>average_results_all_speeds.G1:average_results_all_speed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5257324607407">
                <text:p>0.395257324607407</text:p>
                <draw:g>
                  <svg:desc>average_results_all_speeds.B2:average_results_all_speeds.B127</svg:desc>
                </draw:g>
              </table:table-cell>
              <table:table-cell office:value-type="float" office:value="0.592053192222222">
                <text:p>0.592053192222222</text:p>
                <draw:g>
                  <svg:desc>average_results_all_speeds.G2:average_results_all_speeds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7084669025926">
                <text:p>0.397084669025926</text:p>
              </table:table-cell>
              <table:table-cell office:value-type="float" office:value="0.567856322222222">
                <text:p>0.5678563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48560181481">
                <text:p>0.403348560181481</text:p>
              </table:table-cell>
              <table:table-cell office:value-type="float" office:value="0.523751006666667">
                <text:p>0.52375100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648852842963">
                <text:p>0.39648852842963</text:p>
              </table:table-cell>
              <table:table-cell office:value-type="float" office:value="0.543947635925926">
                <text:p>0.5439476359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507916940741">
                <text:p>0.397507916940741</text:p>
              </table:table-cell>
              <table:table-cell office:value-type="float" office:value="0.565564453333333">
                <text:p>0.56556445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395508859259">
                <text:p>0.399395508859259</text:p>
              </table:table-cell>
              <table:table-cell office:value-type="float" office:value="0.558956844074074">
                <text:p>0.55895684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976384355556">
                <text:p>0.395976384355556</text:p>
              </table:table-cell>
              <table:table-cell office:value-type="float" office:value="0.602663214444444">
                <text:p>0.60266321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709805648519">
                <text:p>1.99709805648519</text:p>
              </table:table-cell>
              <table:table-cell office:value-type="float" office:value="0.55571581037037">
                <text:p>0.5557158103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103251803704">
                <text:p>0.400103251803704</text:p>
              </table:table-cell>
              <table:table-cell office:value-type="float" office:value="0.550826675555556">
                <text:p>0.55082667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6628009588889">
                <text:p>0.386628009588889</text:p>
              </table:table-cell>
              <table:table-cell office:value-type="float" office:value="0.618515102962963">
                <text:p>0.618515102962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1574313133333">
                <text:p>0.381574313133333</text:p>
              </table:table-cell>
              <table:table-cell office:value-type="float" office:value="0.626448782592593">
                <text:p>0.62644878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1168712514815">
                <text:p>0.381168712514815</text:p>
              </table:table-cell>
              <table:table-cell office:value-type="float" office:value="0.622978147777778">
                <text:p>0.62297814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970016041852">
                <text:p>0.357970016041852</text:p>
              </table:table-cell>
              <table:table-cell office:value-type="float" office:value="0.604374850740741">
                <text:p>0.60437485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1084870076667">
                <text:p>0.341084870076667</text:p>
              </table:table-cell>
              <table:table-cell office:value-type="float" office:value="0.702291741111111">
                <text:p>0.70229174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659889014815">
                <text:p>0.383659889014815</text:p>
              </table:table-cell>
              <table:table-cell office:value-type="float" office:value="0.617236661481481">
                <text:p>0.617236661481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8070120759259">
                <text:p>0.378070120759259</text:p>
              </table:table-cell>
              <table:table-cell office:value-type="float" office:value="0.539695921481481">
                <text:p>0.539695921481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9539024107407">
                <text:p>0.379539024107407</text:p>
              </table:table-cell>
              <table:table-cell office:value-type="float" office:value="0.602926583333333">
                <text:p>0.6029265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360890160741">
                <text:p>0.343360890160741</text:p>
              </table:table-cell>
              <table:table-cell office:value-type="float" office:value="0.716851544444444">
                <text:p>0.7168515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6286275872963">
                <text:p>0.326286275872963</text:p>
              </table:table-cell>
              <table:table-cell office:value-type="float" office:value="0.711191137037037">
                <text:p>0.711191137037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623233218518">
                <text:p>0.283623233218518</text:p>
              </table:table-cell>
              <table:table-cell office:value-type="float" office:value="0.747834083333333">
                <text:p>0.74783408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9045398737778">
                <text:p>0.259045398737778</text:p>
              </table:table-cell>
              <table:table-cell office:value-type="float" office:value="0.675405147407407">
                <text:p>0.67540514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1503562903704">
                <text:p>0.391503562903704</text:p>
              </table:table-cell>
              <table:table-cell office:value-type="float" office:value="0.578111465185185">
                <text:p>0.578111465185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017709075926">
                <text:p>0.370017709075926</text:p>
              </table:table-cell>
              <table:table-cell office:value-type="float" office:value="0.59025165962963">
                <text:p>0.5902516596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880961207407">
                <text:p>0.316880961207407</text:p>
              </table:table-cell>
              <table:table-cell office:value-type="float" office:value="0.665646307037037">
                <text:p>0.66564630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0048476848889">
                <text:p>0.290048476848889</text:p>
              </table:table-cell>
              <table:table-cell office:value-type="float" office:value="0.668796674814815">
                <text:p>0.668796674814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125772654815">
                <text:p>0.285125772654815</text:p>
              </table:table-cell>
              <table:table-cell office:value-type="float" office:value="0.764464715925926">
                <text:p>0.764464715925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250203354815">
                <text:p>0.221250203354815</text:p>
              </table:table-cell>
              <table:table-cell office:value-type="float" office:value="0.585662518888889">
                <text:p>0.58566251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105275682037">
                <text:p>0.20105275682037</text:p>
              </table:table-cell>
              <table:table-cell office:value-type="float" office:value="0.615193411111111">
                <text:p>0.6151934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073908111111">
                <text:p>0.362073908111111</text:p>
              </table:table-cell>
              <table:table-cell office:value-type="float" office:value="0.594139085185185">
                <text:p>0.594139085185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7244220772593">
                <text:p>0.367244220772593</text:p>
              </table:table-cell>
              <table:table-cell office:value-type="float" office:value="0.615471395555556">
                <text:p>0.615471395555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6691947231481">
                <text:p>0.316691947231481</text:p>
              </table:table-cell>
              <table:table-cell office:value-type="float" office:value="0.730550088518518">
                <text:p>0.730550088518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448019311111">
                <text:p>0.240448019311111</text:p>
              </table:table-cell>
              <table:table-cell office:value-type="float" office:value="0.675174854444444">
                <text:p>0.67517485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491514317778">
                <text:p>0.199491514317778</text:p>
              </table:table-cell>
              <table:table-cell office:value-type="float" office:value="0.583062083703704">
                <text:p>0.583062083703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979925595">
                <text:p>0.17979925595</text:p>
              </table:table-cell>
              <table:table-cell office:value-type="float" office:value="0.560115600740741">
                <text:p>0.56011560074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8656458857778">
                <text:p>0.158656458857778</text:p>
              </table:table-cell>
              <table:table-cell office:value-type="float" office:value="0.629627251481481">
                <text:p>0.62962725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505011267037">
                <text:p>0.363505011267037</text:p>
              </table:table-cell>
              <table:table-cell office:value-type="float" office:value="0.643237748518519">
                <text:p>0.64323774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0007403356667">
                <text:p>0.300007403356667</text:p>
              </table:table-cell>
              <table:table-cell office:value-type="float" office:value="0.720865905555556">
                <text:p>0.7208659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96441988148">
                <text:p>0.289496441988148</text:p>
              </table:table-cell>
              <table:table-cell office:value-type="float" office:value="0.645731924074074">
                <text:p>0.645731924074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445609285963">
                <text:p>0.19445609285963</text:p>
              </table:table-cell>
              <table:table-cell office:value-type="float" office:value="0.628962087777778">
                <text:p>0.62896208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3449548621852">
                <text:p>0.183449548621852</text:p>
              </table:table-cell>
              <table:table-cell office:value-type="float" office:value="0.613510025925926">
                <text:p>0.6135100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8083366348889">
                <text:p>0.138083366348889</text:p>
              </table:table-cell>
              <table:table-cell office:value-type="float" office:value="0.546437292962963">
                <text:p>0.546437292962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0336551004815">
                <text:p>0.110336551004815</text:p>
              </table:table-cell>
              <table:table-cell office:value-type="float" office:value="0.539633601851852">
                <text:p>0.539633601851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718283422222">
                <text:p>0.395718283422222</text:p>
              </table:table-cell>
              <table:table-cell office:value-type="float" office:value="0.294384167037037">
                <text:p>0.294384167037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6545000646296">
                <text:p>0.396545000646296</text:p>
              </table:table-cell>
              <table:table-cell office:value-type="float" office:value="0.308168445">
                <text:p>0.308168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015867803704">
                <text:p>0.399015867803704</text:p>
              </table:table-cell>
              <table:table-cell office:value-type="float" office:value="0.292436533148148">
                <text:p>0.292436533148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012615362963">
                <text:p>0.399012615362963</text:p>
              </table:table-cell>
              <table:table-cell office:value-type="float" office:value="0.298641224074074">
                <text:p>0.298641224074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4806849162963">
                <text:p>0.394806849162963</text:p>
              </table:table-cell>
              <table:table-cell office:value-type="float" office:value="0.315579577037037">
                <text:p>0.315579577037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9025374494444">
                <text:p>0.389025374494444</text:p>
              </table:table-cell>
              <table:table-cell office:value-type="float" office:value="0.293458698333333">
                <text:p>0.293458698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4999363837037">
                <text:p>0.394999363837037</text:p>
              </table:table-cell>
              <table:table-cell office:value-type="float" office:value="0.289499068518518">
                <text:p>0.289499068518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921850181481">
                <text:p>0.385921850181481</text:p>
              </table:table-cell>
              <table:table-cell office:value-type="float" office:value="0.336604509259259">
                <text:p>0.336604509259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7439104962963">
                <text:p>0.397439104962963</text:p>
              </table:table-cell>
              <table:table-cell office:value-type="float" office:value="0.326103122962963">
                <text:p>0.326103122962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934152046296">
                <text:p>0.385934152046296</text:p>
              </table:table-cell>
              <table:table-cell office:value-type="float" office:value="0.384252710185185">
                <text:p>0.384252710185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3490209572222">
                <text:p>0.383490209572222</text:p>
              </table:table-cell>
              <table:table-cell office:value-type="float" office:value="0.409636346851852">
                <text:p>0.409636346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583413459259">
                <text:p>0.375583413459259</text:p>
              </table:table-cell>
              <table:table-cell office:value-type="float" office:value="0.32709082462963">
                <text:p>0.327090824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5686447890741">
                <text:p>0.365686447890741</text:p>
              </table:table-cell>
              <table:table-cell office:value-type="float" office:value="0.446132500925926">
                <text:p>0.446132500925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6283009694444">
                <text:p>0.356283009694444</text:p>
              </table:table-cell>
              <table:table-cell office:value-type="float" office:value="0.475804404444444">
                <text:p>0.47580440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4539781768518">
                <text:p>0.394539781768518</text:p>
              </table:table-cell>
              <table:table-cell office:value-type="float" office:value="0.301901262407407">
                <text:p>0.301901262407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7439171781481">
                <text:p>0.387439171781481</text:p>
              </table:table-cell>
              <table:table-cell office:value-type="float" office:value="0.360730163148148">
                <text:p>0.360730163148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4092812468518">
                <text:p>0.374092812468518</text:p>
              </table:table-cell>
              <table:table-cell office:value-type="float" office:value="0.440192991481481">
                <text:p>0.440192991481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6553860855555">
                <text:p>0.346553860855555</text:p>
              </table:table-cell>
              <table:table-cell office:value-type="float" office:value="0.61614757">
                <text:p>0.61614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1726639290741">
                <text:p>0.321726639290741</text:p>
              </table:table-cell>
              <table:table-cell office:value-type="float" office:value="0.632334403888889">
                <text:p>0.632334403888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1088313346296">
                <text:p>0.291088313346296</text:p>
              </table:table-cell>
              <table:table-cell office:value-type="float" office:value="0.805198776296296">
                <text:p>0.805198776296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5177345459259">
                <text:p>0.265177345459259</text:p>
              </table:table-cell>
              <table:table-cell office:value-type="float" office:value="0.607139252037037">
                <text:p>0.607139252037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257462722222">
                <text:p>0.391257462722222</text:p>
              </table:table-cell>
              <table:table-cell office:value-type="float" office:value="0.35079768037037">
                <text:p>0.3507976803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1348434383333">
                <text:p>0.361348434383333</text:p>
              </table:table-cell>
              <table:table-cell office:value-type="float" office:value="0.430066103333333">
                <text:p>0.43006610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2931117698148">
                <text:p>0.342931117698148</text:p>
              </table:table-cell>
              <table:table-cell office:value-type="float" office:value="0.566553652592593">
                <text:p>0.566553652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5166600692593">
                <text:p>0.305166600692593</text:p>
              </table:table-cell>
              <table:table-cell office:value-type="float" office:value="0.555786284074074">
                <text:p>0.555786284074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7234353748148">
                <text:p>0.277234353748148</text:p>
              </table:table-cell>
              <table:table-cell office:value-type="float" office:value="0.65578408">
                <text:p>0.65578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0525492640741">
                <text:p>0.230525492640741</text:p>
              </table:table-cell>
              <table:table-cell office:value-type="float" office:value="0.607227458518518">
                <text:p>0.607227458518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6902083805556">
                <text:p>0.216902083805556</text:p>
              </table:table-cell>
              <table:table-cell office:value-type="float" office:value="0.508197802962963">
                <text:p>0.508197802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6007045735185">
                <text:p>0.386007045735185</text:p>
              </table:table-cell>
              <table:table-cell office:value-type="float" office:value="0.348020393888889">
                <text:p>0.348020393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106050785">
                <text:p>0.35106050785</text:p>
              </table:table-cell>
              <table:table-cell office:value-type="float" office:value="0.645136964259259">
                <text:p>0.645136964259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9176057990741">
                <text:p>0.299176057990741</text:p>
              </table:table-cell>
              <table:table-cell office:value-type="float" office:value="0.884937288333333">
                <text:p>0.884937288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9048304718518">
                <text:p>0.259048304718518</text:p>
              </table:table-cell>
              <table:table-cell office:value-type="float" office:value="0.625815990555556">
                <text:p>0.625815990555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10881632">
                <text:p>0.2310881632</text:p>
              </table:table-cell>
              <table:table-cell office:value-type="float" office:value="0.625067159814815">
                <text:p>0.625067159814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301101001852">
                <text:p>0.196301101001852</text:p>
              </table:table-cell>
              <table:table-cell office:value-type="float" office:value="0.344103732407407">
                <text:p>0.344103732407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9084351344815">
                <text:p>0.169084351344815</text:p>
              </table:table-cell>
              <table:table-cell office:value-type="float" office:value="0.365268066296296">
                <text:p>0.365268066296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8406700477778">
                <text:p>0.378406700477778</text:p>
              </table:table-cell>
              <table:table-cell office:value-type="float" office:value="0.460275773518519">
                <text:p>0.460275773518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750342453704">
                <text:p>0.295750342453704</text:p>
              </table:table-cell>
              <table:table-cell office:value-type="float" office:value="0.884363988518519">
                <text:p>0.884363988518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458550972222">
                <text:p>0.245458550972222</text:p>
              </table:table-cell>
              <table:table-cell office:value-type="float" office:value="0.520773838888889">
                <text:p>0.52077383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2031491953704">
                <text:p>0.192031491953704</text:p>
              </table:table-cell>
              <table:table-cell office:value-type="float" office:value="0.549332437222222">
                <text:p>0.549332437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786437300926">
                <text:p>0.158786437300926</text:p>
              </table:table-cell>
              <table:table-cell office:value-type="float" office:value="0.313927112222222">
                <text:p>0.313927112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969168852778">
                <text:p>0.138969168852778</text:p>
              </table:table-cell>
              <table:table-cell office:value-type="float" office:value="0.339801698518518">
                <text:p>0.339801698518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062886922407">
                <text:p>0.120062886922407</text:p>
              </table:table-cell>
              <table:table-cell office:value-type="float" office:value="0.318485600185185">
                <text:p>0.318485600185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29007482716">
                <text:p>0.389329007482716</text:p>
              </table:table-cell>
              <table:table-cell office:value-type="float" office:value="0.253608606419753">
                <text:p>0.253608606419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2078743254321">
                <text:p>0.402078743254321</text:p>
              </table:table-cell>
              <table:table-cell office:value-type="float" office:value="0.213383168395062">
                <text:p>0.213383168395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995157932963">
                <text:p>0.38995157932963</text:p>
              </table:table-cell>
              <table:table-cell office:value-type="float" office:value="0.256692697901235">
                <text:p>0.256692697901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6959834393827">
                <text:p>0.386959834393827</text:p>
              </table:table-cell>
              <table:table-cell office:value-type="float" office:value="0.219988695432099">
                <text:p>0.2199886954320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8337141069136">
                <text:p>0.378337141069136</text:p>
              </table:table-cell>
              <table:table-cell office:value-type="float" office:value="0.234041708148148">
                <text:p>0.234041708148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2902076640741">
                <text:p>0.382902076640741</text:p>
              </table:table-cell>
              <table:table-cell office:value-type="float" office:value="0.277247744444444">
                <text:p>0.2772477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0342519925926">
                <text:p>0.380342519925926</text:p>
              </table:table-cell>
              <table:table-cell office:value-type="float" office:value="0.194870488024691">
                <text:p>0.194870488024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5328604502469">
                <text:p>0.395328604502469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5134279219753">
                <text:p>0.385134279219753</text:p>
              </table:table-cell>
              <table:table-cell office:value-type="float" office:value="0.322765114691358">
                <text:p>0.322765114691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2839432283951">
                <text:p>1.42839432283951</text:p>
              </table:table-cell>
              <table:table-cell office:value-type="float" office:value="0.31628339654321">
                <text:p>0.31628339654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597825239506">
                <text:p>0.378597825239506</text:p>
              </table:table-cell>
              <table:table-cell office:value-type="float" office:value="0.370593541481481">
                <text:p>0.3705935414814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40178339506">
                <text:p>0.364840178339506</text:p>
              </table:table-cell>
              <table:table-cell office:value-type="float" office:value="0.464803877530864">
                <text:p>0.464803877530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233255122222">
                <text:p>0.358233255122222</text:p>
              </table:table-cell>
              <table:table-cell office:value-type="float" office:value="0.35378231">
                <text:p>0.35378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6344566897531">
                <text:p>0.346344566897531</text:p>
              </table:table-cell>
              <table:table-cell office:value-type="float" office:value="0.586727397901235">
                <text:p>0.586727397901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0724547087654">
                <text:p>0.390724547087654</text:p>
              </table:table-cell>
              <table:table-cell office:value-type="float" office:value="0.266828978641975">
                <text:p>0.266828978641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3230851279012">
                <text:p>0.383230851279012</text:p>
              </table:table-cell>
              <table:table-cell office:value-type="float" office:value="0.354556224197531">
                <text:p>0.354556224197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0343962460494">
                <text:p>0.370343962460494</text:p>
              </table:table-cell>
              <table:table-cell office:value-type="float" office:value="0.422589331111111">
                <text:p>0.42258933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8424679475309">
                <text:p>0.348424679475309</text:p>
              </table:table-cell>
              <table:table-cell office:value-type="float" office:value="0.497092125802469">
                <text:p>0.497092125802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9358025181481">
                <text:p>0.319358025181481</text:p>
              </table:table-cell>
              <table:table-cell office:value-type="float" office:value="0.711181944197531">
                <text:p>0.711181944197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5134791851852">
                <text:p>0.285134791851852</text:p>
              </table:table-cell>
              <table:table-cell office:value-type="float" office:value="0.84350475345679">
                <text:p>0.84350475345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5492697979012">
                <text:p>0.545492697979012</text:p>
              </table:table-cell>
              <table:table-cell office:value-type="float" office:value="0.750384634567901">
                <text:p>0.7503846345679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7243163230864">
                <text:p>0.387243163230864</text:p>
              </table:table-cell>
              <table:table-cell office:value-type="float" office:value="0.280699717037037">
                <text:p>0.28069971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2610828330864">
                <text:p>0.372610828330864</text:p>
              </table:table-cell>
              <table:table-cell office:value-type="float" office:value="0.487858024320988">
                <text:p>0.487858024320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4184966003704">
                <text:p>0.334184966003704</text:p>
              </table:table-cell>
              <table:table-cell office:value-type="float" office:value="0.576019744567901">
                <text:p>0.576019744567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2456080332099">
                <text:p>0.292456080332099</text:p>
              </table:table-cell>
              <table:table-cell office:value-type="float" office:value="0.65077224654321">
                <text:p>0.65077224654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9568205916049">
                <text:p>0.269568205916049</text:p>
              </table:table-cell>
              <table:table-cell office:value-type="float" office:value="0.694105709012346">
                <text:p>0.6941057090123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4735254885185">
                <text:p>0.234735254885185</text:p>
              </table:table-cell>
              <table:table-cell office:value-type="float" office:value="0.564214678888889">
                <text:p>0.564214678888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2340306381481">
                <text:p>0.202340306381481</text:p>
              </table:table-cell>
              <table:table-cell office:value-type="float" office:value="0.482002258888889">
                <text:p>0.482002258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8563129320988">
                <text:p>0.358563129320988</text:p>
              </table:table-cell>
              <table:table-cell office:value-type="float" office:value="0.354032135185185">
                <text:p>0.354032135185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106064227037">
                <text:p>0.35106064227037</text:p>
              </table:table-cell>
              <table:table-cell office:value-type="float" office:value="0.525094294320988">
                <text:p>0.525094294320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9363079146914">
                <text:p>0.319363079146914</text:p>
              </table:table-cell>
              <table:table-cell office:value-type="float" office:value="0.499725662222222">
                <text:p>0.499725662222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1775114903704">
                <text:p>0.261775114903704</text:p>
              </table:table-cell>
              <table:table-cell office:value-type="float" office:value="0.733933873209877">
                <text:p>0.733933873209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0416488633333">
                <text:p>0.210416488633333</text:p>
              </table:table-cell>
              <table:table-cell office:value-type="float" office:value="0.564793628518519">
                <text:p>0.564793628518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2038727474074">
                <text:p>0.192038727474074</text:p>
              </table:table-cell>
              <table:table-cell office:value-type="float" office:value="0.60058328">
                <text:p>0.60058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2542604695062">
                <text:p>0.152542604695062</text:p>
              </table:table-cell>
              <table:table-cell office:value-type="float" office:value="0.298538358888889">
                <text:p>0.298538358888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8746163214815">
                <text:p>0.368746163214815</text:p>
              </table:table-cell>
              <table:table-cell office:value-type="float" office:value="0.409033336666667">
                <text:p>0.40903333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4540375904938">
                <text:p>0.304540375904938</text:p>
              </table:table-cell>
              <table:table-cell office:value-type="float" office:value="0.82904222">
                <text:p>0.82904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0802923677778">
                <text:p>0.240802923677778</text:p>
              </table:table-cell>
              <table:table-cell office:value-type="float" office:value="0.676567631975309">
                <text:p>0.676567631975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6422709719753">
                <text:p>0.196422709719753</text:p>
              </table:table-cell>
              <table:table-cell office:value-type="float" office:value="0.549760962592593">
                <text:p>0.549760962592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0570371202469">
                <text:p>0.160570371202469</text:p>
              </table:table-cell>
              <table:table-cell office:value-type="float" office:value="0.423343661481481">
                <text:p>0.423343661481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498057306173">
                <text:p>0.124498057306173</text:p>
              </table:table-cell>
              <table:table-cell office:value-type="float" office:value="0.307883846172839">
                <text:p>0.307883846172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2851565544815">
                <text:p>0.102851565544815</text:p>
              </table:table-cell>
              <table:table-cell office:value-type="float" office:value="0.269627317037037">
                <text:p>0.2696273170370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73cm" svg:height="23.774cm" xlink:href=".." xlink:type="simple" chart:class="chart:scatter" chart:style-name="ch1">
        <chart:title svg:x="7.761cm" svg:y="0.611cm" chart:style-name="ch2">
          <text:p>High Speed, Errors</text:p>
        </chart:title>
        <chart:plot-area chart:style-name="ch3" table:cell-range-address="average_results_all_speeds.A86:average_results_all_speeds.A127 average_results_all_speeds.H86:average_results_all_speeds.H127" svg:x="0.389cm" svg:y="1.865cm" svg:width="18.695cm" svg:height="21.434cm">
          <chartooo:coordinate-region svg:x="0.825cm" svg:y="2.064cm" svg:width="17.927cm" svg:height="20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H86:average_results_all_speeds.H127" chart:class="chart:scatter">
            <chart:domain table:cell-range-address="average_results_all_speeds.A86:average_results_all_speeds.A127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356496061">
                <text:p>0.315356496061</text:p>
                <draw:g>
                  <svg:desc>average_results_all_speeds.A86:average_results_all_speeds.A127</svg:desc>
                </draw:g>
              </table:table-cell>
              <table:table-cell office:value-type="float" office:value="0.7115384615">
                <text:p>0.7115384615</text:p>
                <draw:g>
                  <svg:desc>average_results_all_speeds.H86:average_results_all_speeds.H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683782036">
                <text:p>0.325683782036</text:p>
              </table:table-cell>
              <table:table-cell office:value-type="float" office:value="0.6346153846">
                <text:p>0.6346153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5860779257">
                <text:p>0.315860779257</text:p>
              </table:table-cell>
              <table:table-cell office:value-type="float" office:value="0.7115384615">
                <text:p>0.71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3437465859">
                <text:p>0.313437465859</text:p>
              </table:table-cell>
              <table:table-cell office:value-type="float" office:value="0.3269230769">
                <text:p>0.3269230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6453084266">
                <text:p>0.306453084266</text:p>
              </table:table-cell>
              <table:table-cell office:value-type="float" office:value="0.6923076923">
                <text:p>0.692307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150682079">
                <text:p>0.310150682079</text:p>
              </table:table-cell>
              <table:table-cell office:value-type="float" office:value="0.9038461538">
                <text:p>0.9038461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807744114">
                <text:p>0.30807744114</text:p>
              </table:table-cell>
              <table:table-cell office:value-type="float" office:value="0.4615384615">
                <text:p>0.461538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0216169647">
                <text:p>0.320216169647</text:p>
              </table:table-cell>
              <table:table-cell office:value-type="float" office:value="0.9230769231">
                <text:p>0.9230769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1958766168">
                <text:p>0.311958766168</text:p>
              </table:table-cell>
              <table:table-cell office:value-type="float" office:value="0.7884615385">
                <text:p>0.788461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69994015">
                <text:p>1.1569994015</text:p>
              </table:table-cell>
              <table:table-cell office:value-type="float" office:value="1.4615384615">
                <text:p>1.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664238444">
                <text:p>0.306664238444</text:p>
              </table:table-cell>
              <table:table-cell office:value-type="float" office:value="1.5576923077">
                <text:p>1.55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520544455">
                <text:p>0.295520544455</text:p>
              </table:table-cell>
              <table:table-cell office:value-type="float" office:value="2.1346153846">
                <text:p>2.1346153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0168936649">
                <text:p>0.290168936649</text:p>
              </table:table-cell>
              <table:table-cell office:value-type="float" office:value="1.9615384615">
                <text:p>1.9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0539099187">
                <text:p>0.280539099187</text:p>
              </table:table-cell>
              <table:table-cell office:value-type="float" office:value="4.6730769231">
                <text:p>4.67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6486883141">
                <text:p>0.316486883141</text:p>
              </table:table-cell>
              <table:table-cell office:value-type="float" office:value="1.0576923077">
                <text:p>1.057692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416989536">
                <text:p>0.310416989536</text:p>
              </table:table-cell>
              <table:table-cell office:value-type="float" office:value="1.6730769231">
                <text:p>1.67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9978609593">
                <text:p>0.299978609593</text:p>
              </table:table-cell>
              <table:table-cell office:value-type="float" office:value="2.4038461539">
                <text:p>2.4038461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223990375">
                <text:p>0.282223990375</text:p>
              </table:table-cell>
              <table:table-cell office:value-type="float" office:value="3.5576923077">
                <text:p>3.5576923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680000397">
                <text:p>0.258680000397</text:p>
              </table:table-cell>
              <table:table-cell office:value-type="float" office:value="5.0769230769">
                <text:p>5.0769230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9591814">
                <text:p>0.2309591814</text:p>
              </table:table-cell>
              <table:table-cell office:value-type="float" office:value="8.0192307692">
                <text:p>8.0192307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1849085363">
                <text:p>0.441849085363</text:p>
              </table:table-cell>
              <table:table-cell office:value-type="float" office:value="7.3653846154">
                <text:p>7.36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3666962217">
                <text:p>0.313666962217</text:p>
              </table:table-cell>
              <table:table-cell office:value-type="float" office:value="0.9230769231">
                <text:p>0.923076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814770948">
                <text:p>0.301814770948</text:p>
              </table:table-cell>
              <table:table-cell office:value-type="float" office:value="2.6923076923">
                <text:p>2.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689822463">
                <text:p>0.270689822463</text:p>
              </table:table-cell>
              <table:table-cell office:value-type="float" office:value="3.2115384615">
                <text:p>3.21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6889425069">
                <text:p>0.236889425069</text:p>
              </table:table-cell>
              <table:table-cell office:value-type="float" office:value="7.3269230769">
                <text:p>7.32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350246792">
                <text:p>0.218350246792</text:p>
              </table:table-cell>
              <table:table-cell office:value-type="float" office:value="6.5769230769">
                <text:p>6.5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0135556457">
                <text:p>0.190135556457</text:p>
              </table:table-cell>
              <table:table-cell office:value-type="float" office:value="4.3846153846">
                <text:p>4.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895648169">
                <text:p>0.163895648169</text:p>
              </table:table-cell>
              <table:table-cell office:value-type="float" office:value="4.4615384615">
                <text:p>4.46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43613475">
                <text:p>0.290436134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4359120239">
                <text:p>0.284359120239</text:p>
              </table:table-cell>
              <table:table-cell office:value-type="float" office:value="3.0961538462">
                <text:p>3.0961538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8684094109">
                <text:p>0.258684094109</text:p>
              </table:table-cell>
              <table:table-cell office:value-type="float" office:value="5.6538461539">
                <text:p>5.653846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2037843072">
                <text:p>0.212037843072</text:p>
              </table:table-cell>
              <table:table-cell office:value-type="float" office:value="7.3461538462">
                <text:p>7.3461538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0437355793">
                <text:p>0.170437355793</text:p>
              </table:table-cell>
              <table:table-cell office:value-type="float" office:value="6.2692307692">
                <text:p>6.2692307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5551369254">
                <text:p>0.155551369254</text:p>
              </table:table-cell>
              <table:table-cell office:value-type="float" office:value="3.3653846154">
                <text:p>3.3653846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3559509803">
                <text:p>0.12355950980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8684392204">
                <text:p>0.298684392204</text:p>
              </table:table-cell>
              <table:table-cell office:value-type="float" office:value="2.0384615385">
                <text:p>2.03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6677704483">
                <text:p>0.246677704483</text:p>
              </table:table-cell>
              <table:table-cell office:value-type="float" office:value="5.2692307692">
                <text:p>5.2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5050368179">
                <text:p>0.195050368179</text:p>
              </table:table-cell>
              <table:table-cell office:value-type="float" office:value="6.1923076923">
                <text:p>6.192307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9102394873">
                <text:p>0.159102394873</text:p>
              </table:table-cell>
              <table:table-cell office:value-type="float" office:value="3.1538461539">
                <text:p>3.1538461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0062000674">
                <text:p>0.130062000674</text:p>
              </table:table-cell>
              <table:table-cell office:value-type="float" office:value="1.6730769231">
                <text:p>1.67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0843426418">
                <text:p>0.100843426418</text:p>
              </table:table-cell>
              <table:table-cell office:value-type="float" office:value="1.0769230769">
                <text:p>1.076923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33097680913">
                <text:p>0.0833097680913</text:p>
              </table:table-cell>
              <table:table-cell office:value-type="float" office:value="1.1538461539">
                <text:p>1.15384615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22cm" svg:height="22.691cm" xlink:href=".." xlink:type="simple" chart:class="chart:scatter" chart:style-name="ch1">
        <chart:title svg:x="5.967cm" svg:y="0.589cm" chart:style-name="ch2">
          <text:p>Medium and High Speed, Area/Speed, Time/Speed</text:p>
        </chart:title>
        <chart:plot-area chart:style-name="ch3" table:cell-range-address="average_results_all_speeds.B44:average_results_all_speeds.B127 average_results_all_speeds.G44:average_results_all_speeds.G127" svg:x="0.44cm" svg:y="1.821cm" svg:width="21.142cm" svg:height="20.417cm">
          <chartooo:coordinate-region svg:x="1.167cm" svg:y="2.02cm" svg:width="20.083cm" svg:height="19.5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G44:average_results_all_speeds.G127" chart:class="chart:scatter">
            <chart:domain table:cell-range-address="average_results_all_speeds.B44:average_results_all_speeds.B127"/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5718283422222">
                <text:p>0.395718283422222</text:p>
                <draw:g>
                  <svg:desc>average_results_all_speeds.B44:average_results_all_speeds.B127</svg:desc>
                </draw:g>
              </table:table-cell>
              <table:table-cell office:value-type="float" office:value="0.294384167037037">
                <text:p>0.294384167037037</text:p>
                <draw:g>
                  <svg:desc>average_results_all_speeds.G44:average_results_all_speeds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545000646296">
                <text:p>0.396545000646296</text:p>
              </table:table-cell>
              <table:table-cell office:value-type="float" office:value="0.308168445">
                <text:p>0.308168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9015867803704">
                <text:p>0.399015867803704</text:p>
              </table:table-cell>
              <table:table-cell office:value-type="float" office:value="0.292436533148148">
                <text:p>0.29243653314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9012615362963">
                <text:p>0.399012615362963</text:p>
              </table:table-cell>
              <table:table-cell office:value-type="float" office:value="0.298641224074074">
                <text:p>0.298641224074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4806849162963">
                <text:p>0.394806849162963</text:p>
              </table:table-cell>
              <table:table-cell office:value-type="float" office:value="0.315579577037037">
                <text:p>0.31557957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025374494444">
                <text:p>0.389025374494444</text:p>
              </table:table-cell>
              <table:table-cell office:value-type="float" office:value="0.293458698333333">
                <text:p>0.293458698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4999363837037">
                <text:p>0.394999363837037</text:p>
              </table:table-cell>
              <table:table-cell office:value-type="float" office:value="0.289499068518518">
                <text:p>0.28949906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5921850181481">
                <text:p>0.385921850181481</text:p>
              </table:table-cell>
              <table:table-cell office:value-type="float" office:value="0.336604509259259">
                <text:p>0.33660450925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7439104962963">
                <text:p>0.397439104962963</text:p>
              </table:table-cell>
              <table:table-cell office:value-type="float" office:value="0.326103122962963">
                <text:p>0.32610312296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5934152046296">
                <text:p>0.385934152046296</text:p>
              </table:table-cell>
              <table:table-cell office:value-type="float" office:value="0.384252710185185">
                <text:p>0.38425271018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490209572222">
                <text:p>0.383490209572222</text:p>
              </table:table-cell>
              <table:table-cell office:value-type="float" office:value="0.409636346851852">
                <text:p>0.409636346851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5583413459259">
                <text:p>0.375583413459259</text:p>
              </table:table-cell>
              <table:table-cell office:value-type="float" office:value="0.32709082462963">
                <text:p>0.32709082462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5686447890741">
                <text:p>0.365686447890741</text:p>
              </table:table-cell>
              <table:table-cell office:value-type="float" office:value="0.446132500925926">
                <text:p>0.446132500925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6283009694444">
                <text:p>0.356283009694444</text:p>
              </table:table-cell>
              <table:table-cell office:value-type="float" office:value="0.475804404444444">
                <text:p>0.47580440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39781768518">
                <text:p>0.394539781768518</text:p>
              </table:table-cell>
              <table:table-cell office:value-type="float" office:value="0.301901262407407">
                <text:p>0.301901262407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439171781481">
                <text:p>0.387439171781481</text:p>
              </table:table-cell>
              <table:table-cell office:value-type="float" office:value="0.360730163148148">
                <text:p>0.360730163148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4092812468518">
                <text:p>0.374092812468518</text:p>
              </table:table-cell>
              <table:table-cell office:value-type="float" office:value="0.440192991481481">
                <text:p>0.44019299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6553860855555">
                <text:p>0.346553860855555</text:p>
              </table:table-cell>
              <table:table-cell office:value-type="float" office:value="0.61614757">
                <text:p>0.61614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1726639290741">
                <text:p>0.321726639290741</text:p>
              </table:table-cell>
              <table:table-cell office:value-type="float" office:value="0.632334403888889">
                <text:p>0.632334403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1088313346296">
                <text:p>0.291088313346296</text:p>
              </table:table-cell>
              <table:table-cell office:value-type="float" office:value="0.805198776296296">
                <text:p>0.8051987762962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5177345459259">
                <text:p>0.265177345459259</text:p>
              </table:table-cell>
              <table:table-cell office:value-type="float" office:value="0.607139252037037">
                <text:p>0.60713925203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1257462722222">
                <text:p>0.391257462722222</text:p>
              </table:table-cell>
              <table:table-cell office:value-type="float" office:value="0.35079768037037">
                <text:p>0.35079768037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348434383333">
                <text:p>0.361348434383333</text:p>
              </table:table-cell>
              <table:table-cell office:value-type="float" office:value="0.430066103333333">
                <text:p>0.43006610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2931117698148">
                <text:p>0.342931117698148</text:p>
              </table:table-cell>
              <table:table-cell office:value-type="float" office:value="0.566553652592593">
                <text:p>0.566553652592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5166600692593">
                <text:p>0.305166600692593</text:p>
              </table:table-cell>
              <table:table-cell office:value-type="float" office:value="0.555786284074074">
                <text:p>0.555786284074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7234353748148">
                <text:p>0.277234353748148</text:p>
              </table:table-cell>
              <table:table-cell office:value-type="float" office:value="0.65578408">
                <text:p>0.65578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0525492640741">
                <text:p>0.230525492640741</text:p>
              </table:table-cell>
              <table:table-cell office:value-type="float" office:value="0.607227458518518">
                <text:p>0.607227458518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6902083805556">
                <text:p>0.216902083805556</text:p>
              </table:table-cell>
              <table:table-cell office:value-type="float" office:value="0.508197802962963">
                <text:p>0.508197802962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6007045735185">
                <text:p>0.386007045735185</text:p>
              </table:table-cell>
              <table:table-cell office:value-type="float" office:value="0.348020393888889">
                <text:p>0.348020393888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106050785">
                <text:p>0.35106050785</text:p>
              </table:table-cell>
              <table:table-cell office:value-type="float" office:value="0.645136964259259">
                <text:p>0.645136964259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9176057990741">
                <text:p>0.299176057990741</text:p>
              </table:table-cell>
              <table:table-cell office:value-type="float" office:value="0.884937288333333">
                <text:p>0.884937288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9048304718518">
                <text:p>0.259048304718518</text:p>
              </table:table-cell>
              <table:table-cell office:value-type="float" office:value="0.625815990555556">
                <text:p>0.625815990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10881632">
                <text:p>0.2310881632</text:p>
              </table:table-cell>
              <table:table-cell office:value-type="float" office:value="0.625067159814815">
                <text:p>0.625067159814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6301101001852">
                <text:p>0.196301101001852</text:p>
              </table:table-cell>
              <table:table-cell office:value-type="float" office:value="0.344103732407407">
                <text:p>0.344103732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9084351344815">
                <text:p>0.169084351344815</text:p>
              </table:table-cell>
              <table:table-cell office:value-type="float" office:value="0.365268066296296">
                <text:p>0.365268066296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8406700477778">
                <text:p>0.378406700477778</text:p>
              </table:table-cell>
              <table:table-cell office:value-type="float" office:value="0.460275773518519">
                <text:p>0.460275773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5750342453704">
                <text:p>0.295750342453704</text:p>
              </table:table-cell>
              <table:table-cell office:value-type="float" office:value="0.884363988518519">
                <text:p>0.884363988518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5458550972222">
                <text:p>0.245458550972222</text:p>
              </table:table-cell>
              <table:table-cell office:value-type="float" office:value="0.520773838888889">
                <text:p>0.520773838888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2031491953704">
                <text:p>0.192031491953704</text:p>
              </table:table-cell>
              <table:table-cell office:value-type="float" office:value="0.549332437222222">
                <text:p>0.549332437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8786437300926">
                <text:p>0.158786437300926</text:p>
              </table:table-cell>
              <table:table-cell office:value-type="float" office:value="0.313927112222222">
                <text:p>0.31392711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8969168852778">
                <text:p>0.138969168852778</text:p>
              </table:table-cell>
              <table:table-cell office:value-type="float" office:value="0.339801698518518">
                <text:p>0.339801698518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0062886922407">
                <text:p>0.120062886922407</text:p>
              </table:table-cell>
              <table:table-cell office:value-type="float" office:value="0.318485600185185">
                <text:p>0.318485600185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9329007482716">
                <text:p>0.389329007482716</text:p>
              </table:table-cell>
              <table:table-cell office:value-type="float" office:value="0.253608606419753">
                <text:p>0.2536086064197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2078743254321">
                <text:p>0.402078743254321</text:p>
              </table:table-cell>
              <table:table-cell office:value-type="float" office:value="0.213383168395062">
                <text:p>0.21338316839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995157932963">
                <text:p>0.38995157932963</text:p>
              </table:table-cell>
              <table:table-cell office:value-type="float" office:value="0.256692697901235">
                <text:p>0.256692697901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6959834393827">
                <text:p>0.386959834393827</text:p>
              </table:table-cell>
              <table:table-cell office:value-type="float" office:value="0.219988695432099">
                <text:p>0.219988695432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8337141069136">
                <text:p>0.378337141069136</text:p>
              </table:table-cell>
              <table:table-cell office:value-type="float" office:value="0.234041708148148">
                <text:p>0.234041708148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2902076640741">
                <text:p>0.382902076640741</text:p>
              </table:table-cell>
              <table:table-cell office:value-type="float" office:value="0.277247744444444">
                <text:p>0.277247744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0342519925926">
                <text:p>0.380342519925926</text:p>
              </table:table-cell>
              <table:table-cell office:value-type="float" office:value="0.194870488024691">
                <text:p>0.194870488024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5328604502469">
                <text:p>0.395328604502469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5134279219753">
                <text:p>0.385134279219753</text:p>
              </table:table-cell>
              <table:table-cell office:value-type="float" office:value="0.322765114691358">
                <text:p>0.322765114691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2839432283951">
                <text:p>1.42839432283951</text:p>
              </table:table-cell>
              <table:table-cell office:value-type="float" office:value="0.31628339654321">
                <text:p>0.3162833965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8597825239506">
                <text:p>0.378597825239506</text:p>
              </table:table-cell>
              <table:table-cell office:value-type="float" office:value="0.370593541481481">
                <text:p>0.370593541481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4840178339506">
                <text:p>0.364840178339506</text:p>
              </table:table-cell>
              <table:table-cell office:value-type="float" office:value="0.464803877530864">
                <text:p>0.464803877530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8233255122222">
                <text:p>0.358233255122222</text:p>
              </table:table-cell>
              <table:table-cell office:value-type="float" office:value="0.35378231">
                <text:p>0.35378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6344566897531">
                <text:p>0.346344566897531</text:p>
              </table:table-cell>
              <table:table-cell office:value-type="float" office:value="0.586727397901235">
                <text:p>0.586727397901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724547087654">
                <text:p>0.390724547087654</text:p>
              </table:table-cell>
              <table:table-cell office:value-type="float" office:value="0.266828978641975">
                <text:p>0.266828978641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3230851279012">
                <text:p>0.383230851279012</text:p>
              </table:table-cell>
              <table:table-cell office:value-type="float" office:value="0.354556224197531">
                <text:p>0.354556224197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0343962460494">
                <text:p>0.370343962460494</text:p>
              </table:table-cell>
              <table:table-cell office:value-type="float" office:value="0.422589331111111">
                <text:p>0.422589331111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8424679475309">
                <text:p>0.348424679475309</text:p>
              </table:table-cell>
              <table:table-cell office:value-type="float" office:value="0.497092125802469">
                <text:p>0.497092125802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9358025181481">
                <text:p>0.319358025181481</text:p>
              </table:table-cell>
              <table:table-cell office:value-type="float" office:value="0.711181944197531">
                <text:p>0.711181944197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5134791851852">
                <text:p>0.285134791851852</text:p>
              </table:table-cell>
              <table:table-cell office:value-type="float" office:value="0.84350475345679">
                <text:p>0.84350475345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5492697979012">
                <text:p>0.545492697979012</text:p>
              </table:table-cell>
              <table:table-cell office:value-type="float" office:value="0.750384634567901">
                <text:p>0.750384634567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7243163230864">
                <text:p>0.387243163230864</text:p>
              </table:table-cell>
              <table:table-cell office:value-type="float" office:value="0.280699717037037">
                <text:p>0.28069971703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2610828330864">
                <text:p>0.372610828330864</text:p>
              </table:table-cell>
              <table:table-cell office:value-type="float" office:value="0.487858024320988">
                <text:p>0.487858024320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4184966003704">
                <text:p>0.334184966003704</text:p>
              </table:table-cell>
              <table:table-cell office:value-type="float" office:value="0.576019744567901">
                <text:p>0.576019744567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2456080332099">
                <text:p>0.292456080332099</text:p>
              </table:table-cell>
              <table:table-cell office:value-type="float" office:value="0.65077224654321">
                <text:p>0.65077224654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9568205916049">
                <text:p>0.269568205916049</text:p>
              </table:table-cell>
              <table:table-cell office:value-type="float" office:value="0.694105709012346">
                <text:p>0.6941057090123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4735254885185">
                <text:p>0.234735254885185</text:p>
              </table:table-cell>
              <table:table-cell office:value-type="float" office:value="0.564214678888889">
                <text:p>0.564214678888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2340306381481">
                <text:p>0.202340306381481</text:p>
              </table:table-cell>
              <table:table-cell office:value-type="float" office:value="0.482002258888889">
                <text:p>0.482002258888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8563129320988">
                <text:p>0.358563129320988</text:p>
              </table:table-cell>
              <table:table-cell office:value-type="float" office:value="0.354032135185185">
                <text:p>0.354032135185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106064227037">
                <text:p>0.35106064227037</text:p>
              </table:table-cell>
              <table:table-cell office:value-type="float" office:value="0.525094294320988">
                <text:p>0.5250942943209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9363079146914">
                <text:p>0.319363079146914</text:p>
              </table:table-cell>
              <table:table-cell office:value-type="float" office:value="0.499725662222222">
                <text:p>0.49972566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1775114903704">
                <text:p>0.261775114903704</text:p>
              </table:table-cell>
              <table:table-cell office:value-type="float" office:value="0.733933873209877">
                <text:p>0.7339338732098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416488633333">
                <text:p>0.210416488633333</text:p>
              </table:table-cell>
              <table:table-cell office:value-type="float" office:value="0.564793628518519">
                <text:p>0.5647936285185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2038727474074">
                <text:p>0.192038727474074</text:p>
              </table:table-cell>
              <table:table-cell office:value-type="float" office:value="0.60058328">
                <text:p>0.60058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542604695062">
                <text:p>0.152542604695062</text:p>
              </table:table-cell>
              <table:table-cell office:value-type="float" office:value="0.298538358888889">
                <text:p>0.29853835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8746163214815">
                <text:p>0.368746163214815</text:p>
              </table:table-cell>
              <table:table-cell office:value-type="float" office:value="0.409033336666667">
                <text:p>0.40903333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4540375904938">
                <text:p>0.304540375904938</text:p>
              </table:table-cell>
              <table:table-cell office:value-type="float" office:value="0.82904222">
                <text:p>0.82904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0802923677778">
                <text:p>0.240802923677778</text:p>
              </table:table-cell>
              <table:table-cell office:value-type="float" office:value="0.676567631975309">
                <text:p>0.676567631975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6422709719753">
                <text:p>0.196422709719753</text:p>
              </table:table-cell>
              <table:table-cell office:value-type="float" office:value="0.549760962592593">
                <text:p>0.549760962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0570371202469">
                <text:p>0.160570371202469</text:p>
              </table:table-cell>
              <table:table-cell office:value-type="float" office:value="0.423343661481481">
                <text:p>0.423343661481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4498057306173">
                <text:p>0.124498057306173</text:p>
              </table:table-cell>
              <table:table-cell office:value-type="float" office:value="0.307883846172839">
                <text:p>0.307883846172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2851565544815">
                <text:p>0.102851565544815</text:p>
              </table:table-cell>
              <table:table-cell office:value-type="float" office:value="0.269627317037037">
                <text:p>0.2696273170370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